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/>
  <office:automatic-styles>
    <style:style style:family="text" style:name="p1-1-1">
      <style:text-properties style:font-name="고딕" style:font-name-asian="고딕" fo:font-size="15pt" style:font-size-asian="15pt" style:font-size-complex="15pt" style:text-underline-type="none" style:text-overline-type="none" style:text-line-through-type="none" fo:font-weight="bold" style:font-weight-asian="bold" style:font-weight-complex="bold"/>
    </style:style>
    <style:style style:family="text" style:name="p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7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7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7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8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8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8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1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1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1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2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2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2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3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3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3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4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4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4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8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8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8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9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9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9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2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3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4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5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8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9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0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1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4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6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8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0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4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5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6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7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1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3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4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6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6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6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61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6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6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6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6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65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6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66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6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67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6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7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70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7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71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7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72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7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7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74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7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7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7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78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78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78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7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79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79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79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8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8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8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83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83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83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8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84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84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84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8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8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87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8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8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89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9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9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9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92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9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9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94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94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94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9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9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0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00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0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01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0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02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0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03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0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0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06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06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06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0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07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07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07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0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1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1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11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1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12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1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13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1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14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1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1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17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1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18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1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19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2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20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2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2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2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24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24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24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2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25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25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25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2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2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28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2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29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3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30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3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31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3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3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34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3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3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36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3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37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3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38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4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4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41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4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4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43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4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44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4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45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4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4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49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49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49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5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50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50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50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5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5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53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5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54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54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5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5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56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5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57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5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5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6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60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6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6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63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63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63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6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64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64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64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6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6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67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6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68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6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69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7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70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7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7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73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7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74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7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75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7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76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7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7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79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8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80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8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81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8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82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8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8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85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8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86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8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87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8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88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9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9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98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19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0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00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00-2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0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01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0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0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03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0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0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06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0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07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0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08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0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1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10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1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1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13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13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13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1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14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14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14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1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1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17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17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17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1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18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18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18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2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2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21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21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21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2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22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22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22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2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2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25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25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25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2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26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26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26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2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2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29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3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30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30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30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30-2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3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31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3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32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3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3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35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3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36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3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37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3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38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4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4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4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42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42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42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4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43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43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43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4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4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45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45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45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4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46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46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46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4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48-2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4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49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49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49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5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50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50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50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5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5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53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5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54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5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55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5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56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5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5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59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6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60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6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61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6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6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63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6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6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66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66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66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6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67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67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67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6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7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7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71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71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71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7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72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72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72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7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7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75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7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76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7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77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7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78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8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8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81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8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82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8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83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8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84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8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9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9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93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9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94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9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9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96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9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97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29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0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00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0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01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0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02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0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0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04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0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0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07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07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07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0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08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08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08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1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1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11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11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11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1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12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12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12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1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1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15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1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16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1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17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1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1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19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2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21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21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2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22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22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22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22-1-5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2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23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23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2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25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25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2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26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26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26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26-1-5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2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2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2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29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3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30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3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3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32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3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33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3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3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36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3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37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3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38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3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39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4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4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42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4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43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4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44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4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4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46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4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4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4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49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5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50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5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5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52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5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53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5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5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5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57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5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5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59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6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6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61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6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62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62-2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6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6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65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6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66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6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67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6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6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69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7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70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7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7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72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7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7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75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7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76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7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77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7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78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8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80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8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8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83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83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83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8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84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84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84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8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8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87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87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87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8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88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88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88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8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9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90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90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90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9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91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91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91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9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9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9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94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9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9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96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9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97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9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9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399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0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0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0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03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03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03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0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04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04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04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0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0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07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0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0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09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1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10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1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1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12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1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1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1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16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1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1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18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1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19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2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20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2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2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2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24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24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24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2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25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25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25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2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2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28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2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3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30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3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3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32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3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3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34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3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3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3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39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39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39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39-1-5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39-1-6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39-1-7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39-1-8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4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40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40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40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40-1-5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40-1-6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40-1-7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40-1-8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4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41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41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41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41-1-5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41-1-6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41-1-7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41-1-8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4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42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42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42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42-1-5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42-1-6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42-1-7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42-1-8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4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4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45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45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45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4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46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46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46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4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4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49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5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50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5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51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5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52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5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5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5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56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56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56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5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57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57-1-3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57-1-4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5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6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60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6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6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62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6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63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6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64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6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6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67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6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6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69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7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70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7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71-1-2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7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7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7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7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7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7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8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8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8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8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8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8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9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9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9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9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9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9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9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49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0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0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0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0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0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0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0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0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0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1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1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1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1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1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1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1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1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2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2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2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2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2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2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2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2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2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3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3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3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3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3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3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3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4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4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4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4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4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4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4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4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5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5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5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5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5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5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5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5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5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6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6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6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6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65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6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6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6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7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7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7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73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74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7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77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78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79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80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81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82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  <style:style style:family="text" style:name="p586-1-1">
      <style:text-properties style:font-name="고딕" style:font-name-asian="고딕" fo:font-size="10pt" style:font-size-asian="10pt" style:font-size-complex="10pt" style:text-underline-type="none" style:text-overline-type="none" style:text-line-through-typ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바탕글"><text:span text:style-name="p1-1-1">                            인 사 규 정 </text:span></text:p>
      <text:p text:style-name="바탕글"/>
      <text:p text:style-name="바탕글"><text:span text:style-name="p3-1-1">1. 다음 용어의 정의 중 틀린 것은 ?</text:span></text:p>
      <text:p text:style-name="바탕글"><text:span text:style-name="p4-1-1">   ① “</text:span><text:span text:style-name="p4-1-2">직위</text:span><text:span text:style-name="p4-1-3">“</text:span><text:span text:style-name="p4-1-4">라 함은 직원을 어떤 직무에 종사케 함을 말한다.</text:span></text:p>
      <text:p text:style-name="바탕글"><text:span text:style-name="p5-1-1">   ② “</text:span><text:span text:style-name="p5-1-2">직급</text:span><text:span text:style-name="p5-1-3">”</text:span><text:span text:style-name="p5-1-4">이라 함은 직무의 종류 및 곤란성과 책임의 정도가 상당히 유사한 군으로써 동일한 직급에 속하는 </text:span></text:p>
      <text:p text:style-name="바탕글"><text:span text:style-name="p6-1-1">      직위에 대하여는 임용 자격, 시험, 보수 , 기타 인사관리에 동일한 취급을 하는 것을 말한다.</text:span></text:p>
      <text:p text:style-name="바탕글"><text:span text:style-name="p7-1-1">   ③ “</text:span><text:span text:style-name="p7-1-2">전직</text:span><text:span text:style-name="p7-1-3">“ </text:span><text:span text:style-name="p7-1-4">이라 함은 직렬을 달리하는 것을 말함</text:span></text:p>
      <text:p text:style-name="바탕글"><text:span text:style-name="p8-1-1">   ④ “</text:span><text:span text:style-name="p8-1-2">추서</text:span><text:span text:style-name="p8-1-3">”</text:span><text:span text:style-name="p8-1-4">라 함은 사망한 자를 사망한 당시의 직급보다 상위의 직급으로 임용하는 것을 말함</text:span></text:p>
      <text:p text:style-name="바탕글"/>
      <text:p text:style-name="바탕글"><text:span text:style-name="p10-1-1">2. 다음 용어의 정의 중 맞는 것은 ?</text:span></text:p>
      <text:p text:style-name="바탕글"><text:span text:style-name="p11-1-1">   ① “</text:span><text:span text:style-name="p11-1-2">직급</text:span><text:span text:style-name="p11-1-3">”</text:span><text:span text:style-name="p11-1-4">이라 함은 직무의 종류가 유사하고, 그 책임과 곤란성의 정도가 다른 직급의 군을 말함</text:span></text:p>
      <text:p text:style-name="바탕글"><text:span text:style-name="p12-1-1">   ② “</text:span><text:span text:style-name="p12-1-2">전보</text:span><text:span text:style-name="p12-1-3">”</text:span><text:span text:style-name="p12-1-4">라 함은 직렬을 달리하는 것을 말함</text:span></text:p>
      <text:p text:style-name="바탕글"><text:span text:style-name="p13-1-1">   ③ “</text:span><text:span text:style-name="p13-1-2">보직</text:span><text:span text:style-name="p13-1-3">”</text:span><text:span text:style-name="p13-1-4">이라 함은  1인의 직원에게 부여하는 직무의 책임을 말함</text:span></text:p>
      <text:p text:style-name="바탕글"><text:span text:style-name="p14-1-1">   ④ “</text:span><text:span text:style-name="p14-1-2">임용</text:span><text:span text:style-name="p14-1-3">”</text:span><text:span text:style-name="p14-1-4">이라 함은 신규 임용, 승진 임용, 전직, 전보, 겸임, 직무 대리, 파견, 강임, 휴직, 직위 해제, 정직, </text:span></text:p>
      <text:p text:style-name="바탕글"><text:span text:style-name="p15-1-1">      복직, 면직, 해임 및 파면을 말함</text:span></text:p>
      <text:p text:style-name="바탕글"/>
      <text:p text:style-name="바탕글"><text:span text:style-name="p17-1-1">3. 다음 중 직원의 구분 중 틀린 것은 ?</text:span></text:p>
      <text:p text:style-name="바탕글"><text:span text:style-name="p18-1-1">   ① </text:span><text:span text:style-name="p18-1-2">일반직 직원                                </text:span><text:span text:style-name="p18-1-3">② </text:span><text:span text:style-name="p18-1-4">운영직 직원</text:span></text:p>
      <text:p text:style-name="바탕글"><text:span text:style-name="p19-1-1">   ③ </text:span><text:span text:style-name="p19-1-2">별정직 직원                                </text:span><text:span text:style-name="p19-1-3">④ </text:span><text:span text:style-name="p19-1-4">고용직 직원</text:span></text:p>
      <text:p text:style-name="바탕글"/>
      <text:p text:style-name="바탕글"><text:span text:style-name="p21-1-1">4. 인사 위원회의 설치 및 운영에 대해서 틀린  것은 ?</text:span></text:p>
      <text:p text:style-name="바탕글"><text:span text:style-name="p22-1-1">   ① </text:span><text:span text:style-name="p22-1-2">인력의 효율적인 활용과 공정한 인사관리를 위해 공단에 인사 위원회를 둔다.</text:span></text:p>
      <text:p text:style-name="바탕글"><text:span text:style-name="p23-1-1">   ② </text:span><text:span text:style-name="p23-1-2">인사 위원회는 위원 5인 이상 8인 이하로 구성된다.</text:span></text:p>
      <text:p text:style-name="바탕글"><text:span text:style-name="p24-1-1">   ③ </text:span><text:span text:style-name="p24-1-2">위원은 이사 전원과 처장급 직원 중에서 이사장이 임명한다.</text:span></text:p>
      <text:p text:style-name="바탕글"><text:span text:style-name="p25-1-1">   ④ </text:span><text:span text:style-name="p25-1-2">위원은 그 직무와 관련하여 지득한 비밀을 누설하여서는 아니된다.</text:span></text:p>
      <text:p text:style-name="바탕글"/>
      <text:p text:style-name="바탕글"><text:span text:style-name="p27-1-1">5. 다음 중 인사 위원회의 기능이 아닌 것은 ?</text:span></text:p>
      <text:p text:style-name="바탕글"><text:span text:style-name="p28-1-1">   ① </text:span><text:span text:style-name="p28-1-2">직원의 신규 임용 및 3급 이상의 승진 임용과 특별 승진에 관한 사항</text:span></text:p>
      <text:p text:style-name="바탕글"><text:span text:style-name="p29-1-1">   ② </text:span><text:span text:style-name="p29-1-2">처장급 이상의 직원의 징계 의결 및 부장급 이상 직원의 징계 재심에 관한 사항</text:span></text:p>
      <text:p text:style-name="바탕글"><text:span text:style-name="p30-1-1">   ③ </text:span><text:span text:style-name="p30-1-2">인사 제도 및 인사에 관하여 중요하다고 인정되는 사항</text:span></text:p>
      <text:p text:style-name="바탕글"><text:span text:style-name="p31-1-1">   ④ </text:span><text:span text:style-name="p31-1-2">포상 심의에 관한 사항</text:span></text:p>
      <text:p text:style-name="바탕글"/>
      <text:p text:style-name="바탕글"><text:span text:style-name="p33-1-1">6. 다음 인사 위원회의 회의 사항 중 틀린 것은 ?</text:span></text:p>
      <text:p text:style-name="바탕글"><text:span text:style-name="p34-1-1">   ① </text:span><text:span text:style-name="p34-1-2">인사 위원회의 회의는 위원장이 필요하다고 인정할 때와 이사장이 요구할 때에 이를 소집하고 </text:span></text:p>
      <text:p text:style-name="바탕글"><text:span text:style-name="p35-1-1">      위원장은 그 의장이 된다</text:span></text:p>
      <text:p text:style-name="바탕글"><text:span text:style-name="p36-1-1">   ② </text:span><text:span text:style-name="p36-1-2">인사 위원회의 회의는 재적 위원 3분의 2이상의 출석과 출석 위원 과반수의 찬성으로 의결하며, </text:span></text:p>
      <text:p text:style-name="바탕글"><text:span text:style-name="p37-1-1">      가부 동수인 경우에는 의장이 결정권을 갖는다</text:span></text:p>
      <text:p text:style-name="바탕글"><text:span text:style-name="p38-1-1">   ③ </text:span><text:span text:style-name="p38-1-2">인사 위원회의 위원(임원을 제외한다)은 그 소속 직원 및 친족의 포상 또는 징계 심의에 관여하지 못하며 </text:span></text:p>
      <text:p text:style-name="바탕글"><text:span text:style-name="p39-1-1">      이와 같은 사유로 위원회를 구성할 수 없을 경우에는 당해 위원회에 한하여 위원을 따로 임명하여야 한다</text:span></text:p>
      <text:p text:style-name="바탕글"><text:span text:style-name="p40-1-1">   ④ </text:span><text:span text:style-name="p40-1-2">위원장은 심의 안건 중 의안에 따라 인사 위원회를 소집하지 않고 구두로써 인사 위원회의 의결에 </text:span></text:p>
      <text:p text:style-name="바탕글"><text:span text:style-name="p41-1-1">      가름할 수 있다.</text:span></text:p>
      <text:p text:style-name="바탕글"/>
      <text:p text:style-name="바탕글"><text:span text:style-name="p43-1-1">7. 징계위원회의 설치 및 운영에 대해 잘못된 것은?</text:span></text:p>
      <text:p text:style-name="바탕글"><text:span text:style-name="p44-1-1">   ① </text:span><text:span text:style-name="p44-1-2">직원의 징계에 관한 사항을 공정하게 처리하기 위하여 공단에 징계위원회를 둔다.</text:span></text:p>
      <text:p text:style-name="바탕글"><text:span text:style-name="p45-1-1">   ② </text:span><text:span text:style-name="p45-1-2">징계위원회는 위원 5인 이상 7인 이하로 구성된다.</text:span></text:p>
      <text:p text:style-name="바탕글"><text:span text:style-name="p46-1-1">   ③ </text:span><text:span text:style-name="p46-1-2">위원은 인사 담당 이사와 처장급 직원 중에서 부이사장이 임명한다.</text:span></text:p>
      <text:p text:style-name="바탕글"><text:span text:style-name="p47-1-1">   ④ </text:span><text:span text:style-name="p47-1-2">위원은 그 직무와 관련하여 지득한 비밀을 누설하여서는 안된다.</text:span></text:p>
      <text:p text:style-name="바탕글"/>
      <text:p text:style-name="바탕글"/>
      <text:p text:style-name="바탕글"><text:span text:style-name="p50-1-1">8. 다음에서 징계위원회의 기관과 회의에 관한 사항 중 틀린 것은 ?</text:span></text:p>
      <text:p text:style-name="바탕글"><text:span text:style-name="p51-1-1">   ① </text:span><text:span text:style-name="p51-1-2">징계위원회에 위원장은, 부위원장 각 1인을 두되 위원장은 부이사장으로 하고 </text:span></text:p>
      <text:p text:style-name="바탕글"><text:span text:style-name="p52-1-1">      부위원장은 인사 담당 부장으로 한다</text:span></text:p>
      <text:p text:style-name="바탕글"><text:span text:style-name="p53-1-1">   ② </text:span><text:span text:style-name="p53-1-2">징계위원회의 회의는 이사장이 요구할 때에 이를 소집하고 위원장은 그 의장이 된다</text:span></text:p>
      <text:p text:style-name="바탕글"><text:span text:style-name="p54-1-1">   ③ </text:span><text:span text:style-name="p54-1-2">징계위원회의 회의는 재적 위원 3분의 2이상의 출석과 출석 위원 과반수의 찬성으로 의결하며, </text:span></text:p>
      <text:p text:style-name="바탕글"><text:span text:style-name="p55-1-1">      가부 동수인 경우에는 의장이 결정권을 갖는다</text:span></text:p>
      <text:p text:style-name="바탕글"><text:span text:style-name="p56-1-1">   ④ </text:span><text:span text:style-name="p56-1-2">징계위원회의 위원(임원을 제외한다)은 그 소속 직원 및 친족의 징계 심의에 관여하지 못하며 </text:span></text:p>
      <text:p text:style-name="바탕글"><text:span text:style-name="p57-1-1">      이와 같은 사유로 위원회를 구성할 수 없을 경우에는 당해 위원회에 한하여 위원을 따로 임명하여야 한다</text:span></text:p>
      <text:p text:style-name="바탕글"/>
      <text:p text:style-name="바탕글"><text:span text:style-name="p59-1-1">9. 다음은 직원이 다음의 사유로 직무를 수행할 수 없는 경우에는 발령일로부터 당해 직급에 해당하는 정원이 </text:span></text:p>
      <text:p text:style-name="바탕글"><text:span text:style-name="p60-1-1">   따로 있는 것으로 보고 결원을 보충할 수 있다. 틀린 것은 ?</text:span></text:p>
      <text:p text:style-name="바탕글"><text:span text:style-name="p61-1-1">   ① </text:span><text:span text:style-name="p61-1-2">신체 정신상의 장애로 2월 이상 장기 요양을 요할 때, 업무로 인한 질병 또는 부상으로 6월 이상 </text:span></text:p>
      <text:p text:style-name="바탕글"><text:span text:style-name="p62-1-1">      장기 요양을 요할 때, 기타 법률의 규정에 의한 업무를 수행하기 위하여 직무를 이탈하게 되었을 때, </text:span></text:p>
      <text:p text:style-name="바탕글"><text:span text:style-name="p63-1-1">      공단의 필요에 의하여 직무와 관련된 분야의 해외 유학, 국제 기구 또는 유관 기관에 임시 고용되었을 때 </text:span></text:p>
      <text:p text:style-name="바탕글"><text:span text:style-name="p64-1-1">      6월 이상의 휴직을 요한 경우</text:span></text:p>
      <text:p text:style-name="바탕글"><text:span text:style-name="p65-1-1">   ② </text:span><text:span text:style-name="p65-1-2">파면, 해임 또는 면직 처분에 대하여 법원에서 무효나 취소의 판결을 한 경우 </text:span></text:p>
      <text:p text:style-name="바탕글"><text:span text:style-name="p66-1-1">   ③ </text:span><text:span text:style-name="p66-1-2">다른 규정 또는 협약 등에 대하여 본직에 근무할 수 없는 사유가 발생한 경우</text:span></text:p>
      <text:p text:style-name="바탕글"><text:span text:style-name="p67-1-1">   ④ 3</text:span><text:span text:style-name="p67-1-2">개월 이상의 양성 교육이 필요한 경우</text:span></text:p>
      <text:p text:style-name="바탕글"/>
      <text:p text:style-name="바탕글"><text:span text:style-name="p69-1-1">10. 직원의 신규 임용은 공개 경쟁 시험이 원칙이나 다음의 경우에는 특별 임용 방법에 의할 수 있다. 틀린 것은 ?</text:span></text:p>
      <text:p text:style-name="바탕글"><text:span text:style-name="p70-1-1">    ① </text:span><text:span text:style-name="p70-1-2">고용직으로 3년 이상 근무한 자로서 근무 성적이 우수하여 해당 직무 분야의 일반직으로 임용하는 경우</text:span></text:p>
      <text:p text:style-name="바탕글"><text:span text:style-name="p71-1-1">    ② </text:span><text:span text:style-name="p71-1-2">임용 예정직에 상응하는 근무 실적 또는 연구 실적이 3년 이상인 자를 임용하는 경우</text:span></text:p>
      <text:p text:style-name="바탕글"><text:span text:style-name="p72-1-1">    ③ </text:span><text:span text:style-name="p72-1-2">폐직 또는 감원으로 퇴직하거나 신체 정신상의 장애로 인한 휴직기간 만료로 인해 퇴직한 직원을 </text:span></text:p>
      <text:p text:style-name="바탕글"><text:span text:style-name="p73-1-1">       퇴직한 날로부터 2년 이내에 퇴직 시에 재직한 직급 또는 그 하위직에 재임용 하는 경우</text:span></text:p>
      <text:p text:style-name="바탕글"><text:span text:style-name="p74-1-1">    ④ </text:span><text:span text:style-name="p74-1-2">임용 예정직에 관련된 공업계 고등학교, 전문대학의 해당 학과 졸업자 중 학교장의 추전에 의한 </text:span></text:p>
      <text:p text:style-name="바탕글"><text:span text:style-name="p75-1-1">       성적 우수자를 임용하는 경우</text:span></text:p>
      <text:p text:style-name="바탕글"/>
      <text:p text:style-name="바탕글"><text:span text:style-name="p77-1-1">11. 신규 임용의 연령 중 다른 것은 ?</text:span></text:p>
      <text:p text:style-name="바탕글"><text:span text:style-name="p78-1-1">    ① </text:span><text:span text:style-name="p78-1-2">고용직 35세 이하                          </text:span><text:span text:style-name="p78-1-3">② </text:span><text:span text:style-name="p78-1-4">일반직 및 별정직 1급 50세 이하</text:span></text:p>
      <text:p text:style-name="바탕글"><text:span text:style-name="p79-1-1">    ③ </text:span><text:span text:style-name="p79-1-2">일반직 및 별정직 2, 3급 45세 이하         </text:span><text:span text:style-name="p79-1-3">④ </text:span><text:span text:style-name="p79-1-4">일반직 및 별정직 4급 35세 이하</text:span></text:p>
      <text:p text:style-name="바탕글"/>
      <text:p text:style-name="바탕글"><text:span text:style-name="p81-1-1">12. 수습 임용 중에 있는 직원이 아래 사항의 사유가 있을 때는 신분 보장(제40조) 및 직권 면직(제42조) 규정에 </text:span></text:p>
      <text:p text:style-name="바탕글"><text:span text:style-name="p82-1-1">    불구하고 면직시킬 수 있다. 틀린 것은 ?</text:span></text:p>
      <text:p text:style-name="바탕글"><text:span text:style-name="p83-1-1">    ① </text:span><text:span text:style-name="p83-1-2">근무 성적 불량한 때                       </text:span><text:span text:style-name="p83-1-3">② </text:span><text:span text:style-name="p83-1-4">제 규정에 위반한 때</text:span></text:p>
      <text:p text:style-name="바탕글"><text:span text:style-name="p84-1-1">    ③ </text:span><text:span text:style-name="p84-1-2">교육 훈련 성적이 미미한 때                </text:span><text:span text:style-name="p84-1-3">④ </text:span><text:span text:style-name="p84-1-4">제20조의 결격사유에 해당된 때</text:span></text:p>
      <text:p text:style-name="바탕글"/>
      <text:p text:style-name="바탕글"><text:span text:style-name="p86-1-1">13. 다음 수습 임용에 관한 내용 중 다른 것은 ?</text:span></text:p>
      <text:p text:style-name="바탕글"><text:span text:style-name="p87-1-1">    ① </text:span><text:span text:style-name="p87-1-2">직원을 신규 채용할 때 해당 분야 실무 경력이 1년 미만인 자에 대하여는 3개월간을 수습으로 임용하고, </text:span></text:p>
      <text:p text:style-name="바탕글"><text:span text:style-name="p88-1-1">       그 기간 중 근무 성적이 양호한 경우 정규 직원으로 임용한다.</text:span></text:p>
      <text:p text:style-name="바탕글"><text:span text:style-name="p89-1-1">    ② </text:span><text:span text:style-name="p89-1-2">임용 후 특수 직무에 대한 양성 교육을 받는 직원은 당해 교육 기간을 수습기간으로 하되 기간은 1년을 </text:span></text:p>
      <text:p text:style-name="바탕글"><text:span text:style-name="p90-1-1">       초과하여서는 아니되며, 2개월을 초과하는 수습기간에 대하여는 보수 규정상의 기본급 제한 규정을 </text:span></text:p>
      <text:p text:style-name="바탕글"><text:span text:style-name="p91-1-1">       적용하지 않는다.</text:span></text:p>
      <text:p text:style-name="바탕글"><text:span text:style-name="p92-1-1">    ③ </text:span><text:span text:style-name="p92-1-2">수습기간은 임용 예정직에 상응한 근무 실적 또는 경력이 있는 자를 임용하는 경우에는 인사 위원회의 </text:span></text:p>
      <text:p text:style-name="바탕글"><text:span text:style-name="p93-1-1">       심의를 거쳐 수습기간을 면제하거나 단축할 수 있다.</text:span></text:p>
      <text:p text:style-name="바탕글"><text:span text:style-name="p94-1-1">    ④ </text:span><text:span text:style-name="p94-1-2">수습 임용 직원의 소속 부서장은 수습 임용 기간동안 자체 실무 수습 계획을 수립</text:span><text:span text:style-name="p94-1-3">․ </text:span><text:span text:style-name="p94-1-4">실시하고 임용권자는 </text:span></text:p>
      <text:p text:style-name="바탕글"><text:span text:style-name="p95-1-1">       그 결과를 정규 임용에 반영해야 한다.</text:span></text:p>
      <text:p text:style-name="바탕글"/>
      <text:p text:style-name="바탕글"/>
      <text:p text:style-name="바탕글"/>
      <text:p text:style-name="바탕글"><text:span text:style-name="p99-1-1">14. 결격사유(제20조)에 해당되지 않는 것은 ?</text:span></text:p>
      <text:p text:style-name="바탕글"><text:span text:style-name="p100-1-1">    ① </text:span><text:span text:style-name="p100-1-2">금고 이상의 형을 받고 그 집행이 종료되거나 집행을 받지 아니하기로 확정한 후 3년이 경과하지 아니한 자</text:span></text:p>
      <text:p text:style-name="바탕글"><text:span text:style-name="p101-1-1">    ② </text:span><text:span text:style-name="p101-1-2">금고 이상의 형을 받고 그 집행유예 기간이 종료된 날로부터 2년을 경과하지 아니한 자 </text:span></text:p>
      <text:p text:style-name="바탕글"><text:span text:style-name="p102-1-1">    ③ </text:span><text:span text:style-name="p102-1-2">금고 이상의 형의 선고 유예를 받은 경우에 그 선고 유예기간 중에 있는 자</text:span></text:p>
      <text:p text:style-name="바탕글"><text:span text:style-name="p103-1-1">    ④ </text:span><text:span text:style-name="p103-1-2">징계에 의하여 해임 처분을 받은 날로부터 3년, 파면 처분을 받은 날로부터 5년을 경과하지 아니한 자</text:span></text:p>
      <text:p text:style-name="바탕글"/>
      <text:p text:style-name="바탕글"><text:span text:style-name="p105-1-1">15. 다음 중 신규 임용 후보자 명부의 유효기간은 ?</text:span></text:p>
      <text:p text:style-name="바탕글"><text:span text:style-name="p106-1-1">    ① 6</text:span><text:span text:style-name="p106-1-2">월                                       </text:span><text:span text:style-name="p106-1-3">② 1</text:span><text:span text:style-name="p106-1-4">년</text:span></text:p>
      <text:p text:style-name="바탕글"><text:span text:style-name="p107-1-1">    ③ 1</text:span><text:span text:style-name="p107-1-2">년 6월                                   </text:span><text:span text:style-name="p107-1-3">④ 2</text:span><text:span text:style-name="p107-1-4">년</text:span></text:p>
      <text:p text:style-name="바탕글"/>
      <text:p text:style-name="바탕글"><text:span text:style-name="p109-1-1">16. 직원을 신규 임용하고자 할 때는 최고 순위 자로부터 결원 3배수 범위 내에서 임용하여야 한다. </text:span></text:p>
      <text:p text:style-name="바탕글"><text:span text:style-name="p110-1-1">    다음의 경우에는 3배수 범위 내의 순위에 불구하고 우선 임용할 수 있다.  틀린 것은 ?</text:span></text:p>
      <text:p text:style-name="바탕글"><text:span text:style-name="p111-1-1">    ① </text:span><text:span text:style-name="p111-1-2">임용 예정 부서에 근무하고 있는 자</text:span></text:p>
      <text:p text:style-name="바탕글"><text:span text:style-name="p112-1-1">    ② </text:span><text:span text:style-name="p112-1-2">임용 예정 직위에 상응한 6월 이상의 근무 실적이 있는 자</text:span></text:p>
      <text:p text:style-name="바탕글"><text:span text:style-name="p113-1-1">    ③ </text:span><text:span text:style-name="p113-1-2">임용 예정직에 관련된 특별한 자격이 있는 자</text:span></text:p>
      <text:p text:style-name="바탕글"><text:span text:style-name="p114-1-1">    ④ </text:span><text:span text:style-name="p114-1-2">국가 보훈 대상자</text:span></text:p>
      <text:p text:style-name="바탕글"/>
      <text:p text:style-name="바탕글"><text:span text:style-name="p116-1-1">17. 다음은 신규 임용 후보자의 임용 후보자로서의 자격을 상실하는 경우다. 틀린 것은 ?</text:span></text:p>
      <text:p text:style-name="바탕글"><text:span text:style-name="p117-1-1">    ① </text:span><text:span text:style-name="p117-1-2">임용 후보자가 정당한 사유 없이 임용에 불응한 경우</text:span></text:p>
      <text:p text:style-name="바탕글"><text:span text:style-name="p118-1-1">    ② </text:span><text:span text:style-name="p118-1-2">임용 후보자가 받아야 할 교육 훈련에 불응한 때</text:span></text:p>
      <text:p text:style-name="바탕글"><text:span text:style-name="p119-1-1">    ③ </text:span><text:span text:style-name="p119-1-2">임용 후보자로서 받은 교육 훈련 성적이 수료 점수에 미달된 때</text:span></text:p>
      <text:p text:style-name="바탕글"><text:span text:style-name="p120-1-1">    ④ </text:span><text:span text:style-name="p120-1-2">교육 훈련 중 신병이나 병역 복무 기타 교육 훈련을 계속할 수 없는 불가피한 사정으로 </text:span></text:p>
      <text:p text:style-name="바탕글"><text:span text:style-name="p121-1-1">       퇴학 처분을 당한 때</text:span></text:p>
      <text:p text:style-name="바탕글"/>
      <text:p text:style-name="바탕글"><text:span text:style-name="p123-1-1">18. 파견 근무의 준비를 위해 특히 필요하다고 인정하여 몇 개월 이내의 기간을 보직 없이 근무하게 할 수 있나 ?</text:span></text:p>
      <text:p text:style-name="바탕글"><text:span text:style-name="p124-1-1">    ① 1</text:span><text:span text:style-name="p124-1-2">개월                                     </text:span><text:span text:style-name="p124-1-3">② 2</text:span><text:span text:style-name="p124-1-4">개월</text:span></text:p>
      <text:p text:style-name="바탕글"><text:span text:style-name="p125-1-1">    ③ 3</text:span><text:span text:style-name="p125-1-2">개월                                     </text:span><text:span text:style-name="p125-1-3">④ 4</text:span><text:span text:style-name="p125-1-4">개월</text:span></text:p>
      <text:p text:style-name="바탕글"/>
      <text:p text:style-name="바탕글"><text:span text:style-name="p127-1-1">19. 아래 사항들은 그 직위에 임용한 날로부터 6개월 이내에 다른 직위에 전보할 수 있는 경우이다. 틀린 것은 ?</text:span></text:p>
      <text:p text:style-name="바탕글"><text:span text:style-name="p128-1-1">    ① </text:span><text:span text:style-name="p128-1-2">직제상 최상 단위 보조기관 내에서 전보하는 경우</text:span></text:p>
      <text:p text:style-name="바탕글"><text:span text:style-name="p129-1-1">    ② </text:span><text:span text:style-name="p129-1-2">기구의 개편 또는 직제 및 정원이 변경된 경우</text:span></text:p>
      <text:p text:style-name="바탕글"><text:span text:style-name="p130-1-1">    ③ </text:span><text:span text:style-name="p130-1-2">징계처분을 받은 자</text:span></text:p>
      <text:p text:style-name="바탕글"><text:span text:style-name="p131-1-1">    ④ </text:span><text:span text:style-name="p131-1-2">수습기간 중에 있는 자</text:span></text:p>
      <text:p text:style-name="바탕글"/>
      <text:p text:style-name="바탕글"><text:span text:style-name="p133-1-1">20. 다음은 인사 위원회의 의결을  거쳐 직원을 전직시킬 수 있는 경우다. 다른 것은 ?</text:span></text:p>
      <text:p text:style-name="바탕글"><text:span text:style-name="p134-1-1">    ① </text:span><text:span text:style-name="p134-1-2">전직 예정 직렬에 관련되는 전문직인 교육을 받았거나 전직 예정 직렬과 관련한 국가 기술 자격증을 </text:span></text:p>
      <text:p text:style-name="바탕글"><text:span text:style-name="p135-1-1">       가진 자</text:span></text:p>
      <text:p text:style-name="바탕글"><text:span text:style-name="p136-1-1">    ② </text:span><text:span text:style-name="p136-1-2">전직 예정 직렬에 관련되는 직무에 6개월 이하의 근무 실적이 있는 자</text:span></text:p>
      <text:p text:style-name="바탕글"><text:span text:style-name="p137-1-1">    ③ </text:span><text:span text:style-name="p137-1-2">전에 재직한 직렬로 전직하는 경우</text:span></text:p>
      <text:p text:style-name="바탕글"><text:span text:style-name="p138-1-1">    ④ </text:span><text:span text:style-name="p138-1-2">운전직 중 운전 및 승무 부적격자를 다른 직렬로 전직하는 경우</text:span></text:p>
      <text:p text:style-name="바탕글"/>
      <text:p text:style-name="바탕글"><text:span text:style-name="p140-1-1">21. 겸임, 직무 대리, 파견 근무에 대한 설명 중 다른 것은 ?</text:span></text:p>
      <text:p text:style-name="바탕글"><text:span text:style-name="p141-1-1">    ① </text:span><text:span text:style-name="p141-1-2">이사장은 직위 및 직무 내용이 유사하고 담당 직무 수행에 지장이 없다고 인정되는 경우에는 1인에게 </text:span></text:p>
      <text:p text:style-name="바탕글"><text:span text:style-name="p142-1-1">       2 이상의 직위를 겸임시킬 수 있다.</text:span></text:p>
      <text:p text:style-name="바탕글"><text:span text:style-name="p143-1-1">    ② </text:span><text:span text:style-name="p143-1-2">이사장은 업무 형편상 부득이한 경우에는 차 하위 직급자를 상위 직위에 직무 대리를 명할 수 있다.</text:span></text:p>
      <text:p text:style-name="바탕글"><text:span text:style-name="p144-1-1">    ③ </text:span><text:span text:style-name="p144-1-2">이사장은 파견 사유가 소멸한 경우에는 당해 파견 직원을 지체없이 원 소속 부서에 복귀토록 한다.</text:span></text:p>
      <text:p text:style-name="바탕글"><text:span text:style-name="p145-1-1">    ④ </text:span><text:span text:style-name="p145-1-2">파견 기간은 6개월 이내로 하되 필요에 따라 3개월의 범위 안에서 연장할 수 있다.</text:span></text:p>
      <text:p text:style-name="바탕글"/>
      <text:p text:style-name="바탕글"/>
      <text:p text:style-name="바탕글"><text:span text:style-name="p148-1-1">22. 다음 승진 소요 최저 기간 중 틀린 것은 ?</text:span></text:p>
      <text:p text:style-name="바탕글"><text:span text:style-name="p149-1-1">    ① 3</text:span><text:span text:style-name="p149-1-2">급에서 2급 - 3년                         </text:span><text:span text:style-name="p149-1-3">② 4</text:span><text:span text:style-name="p149-1-4">급 을에서 4급 갑 - 1년 6월</text:span></text:p>
      <text:p text:style-name="바탕글"><text:span text:style-name="p150-1-1">    ③ 5</text:span><text:span text:style-name="p150-1-2">급 갑에서 4급 을 - 1년 3월               </text:span><text:span text:style-name="p150-1-3">④ 5</text:span><text:span text:style-name="p150-1-4">급 을에서 5급 갑 - 1년 3월</text:span></text:p>
      <text:p text:style-name="바탕글"/>
      <text:p text:style-name="바탕글"><text:span text:style-name="p152-1-1">23. 다음 직급별 승진 소요 년수에 대한 설명 중 다른 것은 ?</text:span></text:p>
      <text:p text:style-name="바탕글"><text:span text:style-name="p153-1-1">    ① </text:span><text:span text:style-name="p153-1-2">직급별 승진 소요 년수 산정은 재직 직급에 상응하는 전직의 경력 기간을 산정 반영할 수 있으나 </text:span></text:p>
      <text:p text:style-name="바탕글"><text:span text:style-name="p154-1-1">       승진 소요 년수의 </text:span><text:span text:style-name="p154-1-2">½</text:span><text:span text:style-name="p154-1-3">에 해당하는 기간은 근무하여야 하며, 휴직기간, 직위 해제 기간, 징계처분 기간을 </text:span></text:p>
      <text:p text:style-name="바탕글"><text:span text:style-name="p155-1-1">       포함하지 아니한다.</text:span></text:p>
      <text:p text:style-name="바탕글"><text:span text:style-name="p156-1-1">    ② </text:span><text:span text:style-name="p156-1-2">강임 되었던 직원이 원 직급으로 승진될 경우에 강임 전의 기간은 현재 년수로 통산한다.</text:span></text:p>
      <text:p text:style-name="바탕글"><text:span text:style-name="p157-1-1">    ③ 5</text:span><text:span text:style-name="p157-1-2">급 을에서 5급 갑으로의 승진은 1년 6월 경과 시 승진 자격을 부여하고 2년 6월 경과 자는 5급 갑으로 </text:span></text:p>
      <text:p text:style-name="바탕글"><text:span text:style-name="p158-1-1">       승진토록 하며, 6급 을에서 6급 갑으로의 승진은 1년 경과 시 승진 자격을 부여하고 2년 이상 경과 자는 </text:span></text:p>
      <text:p text:style-name="바탕글"><text:span text:style-name="p159-1-1">       6급 갑으로 승진토록 한다.</text:span></text:p>
      <text:p text:style-name="바탕글"><text:span text:style-name="p160-1-1">    ④ ③</text:span><text:span text:style-name="p160-1-2">의 규정에 의한 승진은 매년 1/1,  4/1, 7/1, 10/1자로 년 4회 실시</text:span></text:p>
      <text:p text:style-name="바탕글"/>
      <text:p text:style-name="바탕글"><text:span text:style-name="p162-1-1">24. 징계처분의 집행이 종료된 날로부터 다음의 기간이 경과하지 아니한 자는 승진 임용될 수 없다. 틀린 것은 ?</text:span></text:p>
      <text:p text:style-name="바탕글"><text:span text:style-name="p163-1-1">    ① </text:span><text:span text:style-name="p163-1-2">견책 : 6개월 (견책 처분을 받은 날로부터 적용)    </text:span><text:span text:style-name="p163-1-3">② </text:span><text:span text:style-name="p163-1-4">감봉 : 1년</text:span></text:p>
      <text:p text:style-name="바탕글"><text:span text:style-name="p164-1-1">    ③ </text:span><text:span text:style-name="p164-1-2">정직 : 1년                                       </text:span><text:span text:style-name="p164-1-3">④ </text:span><text:span text:style-name="p164-1-4">징계에 의한 강임 : 1년 6월</text:span></text:p>
      <text:p text:style-name="바탕글"/>
      <text:p text:style-name="바탕글"><text:span text:style-name="p166-1-1">25. 다음은 인사 위원회의 심의를 거쳐 특별 승진 임용할 수 있는 경우들이다. 틀린 것은 ?</text:span></text:p>
      <text:p text:style-name="바탕글"><text:span text:style-name="p167-1-1">    ① </text:span><text:span text:style-name="p167-1-2">직무 교육 훈련 중 훈련 성적이 탁월하고 모범이 된 자</text:span></text:p>
      <text:p text:style-name="바탕글"><text:span text:style-name="p168-1-1">    ② </text:span><text:span text:style-name="p168-1-2">직무 수행 능력이 탁월하여 공단 발전에 공로가 현저한 자</text:span></text:p>
      <text:p text:style-name="바탕글"><text:span text:style-name="p169-1-1">    ③ </text:span><text:span text:style-name="p169-1-2">제안의 채택 시행으로 예산의 절감 등 공단 발전에 기여한 자</text:span></text:p>
      <text:p text:style-name="바탕글"><text:span text:style-name="p170-1-1">    ④ </text:span><text:span text:style-name="p170-1-2">재직 중 공적이 특히 현저한 자가 공무로 인하여 사망한 때</text:span></text:p>
      <text:p text:style-name="바탕글"/>
      <text:p text:style-name="바탕글"><text:span text:style-name="p172-1-1">26. 다음은 직권 면직 사유이다. 틀린 것은 ?</text:span></text:p>
      <text:p text:style-name="바탕글"><text:span text:style-name="p173-1-1">    ① </text:span><text:span text:style-name="p173-1-2">신체, 정신상의 장애로 1년 이상 직무를 담당할 수 없을 때</text:span></text:p>
      <text:p text:style-name="바탕글"><text:span text:style-name="p174-1-1">    ② </text:span><text:span text:style-name="p174-1-2">직무 수행 능력의 현저한 부족으로 근무 성적이 극히 불량한 때 </text:span></text:p>
      <text:p text:style-name="바탕글"><text:span text:style-name="p175-1-1">    ③ </text:span><text:span text:style-name="p175-1-2">연속하여 10일 이상 무단 결근한 때</text:span></text:p>
      <text:p text:style-name="바탕글"><text:span text:style-name="p176-1-1">    ④ </text:span><text:span text:style-name="p176-1-2">형사사건으로 기소된 자가 금고 이상의 유죄 판결이 확정된 때</text:span></text:p>
      <text:p text:style-name="바탕글"/>
      <text:p text:style-name="바탕글"><text:span text:style-name="p178-1-1">27. 다음은 본인의 의사에도 불구하고 휴직을 명할 수 있다. 다른 것은 ?</text:span></text:p>
      <text:p text:style-name="바탕글"><text:span text:style-name="p179-1-1">    ① </text:span><text:span text:style-name="p179-1-2">신체, 정신상의 장애로 3월 이상 장기 요양을 요할 때</text:span></text:p>
      <text:p text:style-name="바탕글"><text:span text:style-name="p180-1-1">    ② </text:span><text:span text:style-name="p180-1-2">병역법에 의한 병역 복무로 필하기 위해 징집 또는 소집되었을 때</text:span></text:p>
      <text:p text:style-name="바탕글"><text:span text:style-name="p181-1-1">    ③ </text:span><text:span text:style-name="p181-1-2">업무로 인한 질병 또는 부상으로 6월 이상 장기 요양을 요할 때</text:span></text:p>
      <text:p text:style-name="바탕글"><text:span text:style-name="p182-1-1">    ④ </text:span><text:span text:style-name="p182-1-2">천재 지변 또는 전시 사변이나 기타의 사유로 인하여 생사 또는 소재가 불명하게 되었을 때</text:span></text:p>
      <text:p text:style-name="바탕글"/>
      <text:p text:style-name="바탕글"><text:span text:style-name="p184-1-1">28. 다음의 휴직기간 중 틀린 것은 ?</text:span></text:p>
      <text:p text:style-name="바탕글"><text:span text:style-name="p185-1-1">    ① </text:span><text:span text:style-name="p185-1-2">해외 유학 - 2년 이내</text:span></text:p>
      <text:p text:style-name="바탕글"><text:span text:style-name="p186-1-1">    ② </text:span><text:span text:style-name="p186-1-2">산전 후 휴가 기간 초과하여 휴직 - 1년 이내</text:span></text:p>
      <text:p text:style-name="바탕글"><text:span text:style-name="p187-1-1">    ③ </text:span><text:span text:style-name="p187-1-2">천재 지변 또는 일신상의 사정 - 6월 이내</text:span></text:p>
      <text:p text:style-name="바탕글"><text:span text:style-name="p188-1-1">    ④ </text:span><text:span text:style-name="p188-1-2">신체, 정신상의 장애로 2월 이상 장기 요양 - 1년 이내</text:span></text:p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><text:span text:style-name="p197-1-1">29. 휴직의 효력에 대한 설명 중 다른 것은 ?</text:span></text:p>
      <text:p text:style-name="바탕글"><text:span text:style-name="p198-1-1">    ① </text:span><text:span text:style-name="p198-1-2">휴직자는 직원의 신분은 보유하나 직무에 종사하지 못하며 그 기간 중의 보수를 보수 규정이 정하는 바에 </text:span></text:p>
      <text:p text:style-name="바탕글"><text:span text:style-name="p199-1-1">       의한다</text:span></text:p>
      <text:p text:style-name="바탕글"><text:span text:style-name="p200-1-1">    ② </text:span><text:span text:style-name="p200-1-2">신체, 정신상의 장애로 2월 이상 장기 요양 또는 천재 지변으로 소재가 불명일 때 이외에는 그 휴직기간을  </text:span><text:span text:style-name="p200-2-1">        근무 년수에 산입한다.</text:span></text:p>
      <text:p text:style-name="바탕글"><text:span text:style-name="p201-1-1">    ③ </text:span><text:span text:style-name="p201-1-2">휴직자는 휴직 사유가 소멸되었을 때에는 지체없이 또는 휴직기간이 만료된 때는 그 만료일까지 복직원을 </text:span></text:p>
      <text:p text:style-name="바탕글"><text:span text:style-name="p202-1-1">       제출하여야 한다.  다만, 병역 소집에 대한 기한이 만료되었을 때는 휴직기간 만료 후 20일 이내로 한다.</text:span></text:p>
      <text:p text:style-name="바탕글"><text:span text:style-name="p203-1-1">    ④ ③</text:span><text:span text:style-name="p203-1-2">항의 복직원을 제출 받은 경우에는 이사장은 지체없이 휴직 당시 직위에 발령함을 원칙으로 한다.</text:span></text:p>
      <text:p text:style-name="바탕글"/>
      <text:p text:style-name="바탕글"><text:span text:style-name="p205-1-1">30.다음은 이사장이 직위 해제할 수 있는 경우이다. 다른 것은 ?</text:span></text:p>
      <text:p text:style-name="바탕글"><text:span text:style-name="p206-1-1">    ① </text:span><text:span text:style-name="p206-1-2">징계 의결이 끝난 자</text:span></text:p>
      <text:p text:style-name="바탕글"><text:span text:style-name="p207-1-1">    ② </text:span><text:span text:style-name="p207-1-2">형사사건으로 기소된 자.   다만, 약식 명령이 청구된 자는 제외한다.</text:span></text:p>
      <text:p text:style-name="바탕글"><text:span text:style-name="p208-1-1">    ③ </text:span><text:span text:style-name="p208-1-2">직무 수행 능력이 부족하거나 근무 성적이 극히 불량한 자 또는 직원으로서의 근무 태도가 심히</text:span></text:p>
      <text:p text:style-name="바탕글"><text:span text:style-name="p209-1-1">       불성실한 자</text:span></text:p>
      <text:p text:style-name="바탕글"><text:span text:style-name="p210-1-1">    ④ </text:span><text:span text:style-name="p210-1-2">소속 직원에 대한 감독 능력이 부족한 자 </text:span></text:p>
      <text:p text:style-name="바탕글"/>
      <text:p text:style-name="바탕글"><text:span text:style-name="p212-1-1">31. 복무 수행 능력 부족으로 인한 직위 해제된 자의 대기 기간은 ?</text:span></text:p>
      <text:p text:style-name="바탕글"><text:span text:style-name="p213-1-1">    ① 1</text:span><text:span text:style-name="p213-1-2">월 이내                                  </text:span><text:span text:style-name="p213-1-3">② 2</text:span><text:span text:style-name="p213-1-4">월 이내</text:span></text:p>
      <text:p text:style-name="바탕글"><text:span text:style-name="p214-1-1">    ③ 3</text:span><text:span text:style-name="p214-1-2">월 이내                                  </text:span><text:span text:style-name="p214-1-3">④ 4</text:span><text:span text:style-name="p214-1-4">월 이내</text:span></text:p>
      <text:p text:style-name="바탕글"/>
      <text:p text:style-name="바탕글"><text:span text:style-name="p216-1-1">32. 다음의 직원의 정년 중 틀린 것은 ?</text:span></text:p>
      <text:p text:style-name="바탕글"><text:span text:style-name="p217-1-1">    ① 3</text:span><text:span text:style-name="p217-1-2">급 이상 : 만 61세                        </text:span><text:span text:style-name="p217-1-3">② 4</text:span><text:span text:style-name="p217-1-4">급 이하 : 만 58세</text:span></text:p>
      <text:p text:style-name="바탕글"><text:span text:style-name="p218-1-1">    ③ </text:span><text:span text:style-name="p218-1-2">고용직 : 만 53세                          </text:span><text:span text:style-name="p218-1-3">④ 3</text:span><text:span text:style-name="p218-1-4">급 이상 1년 범위 내 연장 가능</text:span></text:p>
      <text:p text:style-name="바탕글"/>
      <text:p text:style-name="바탕글"><text:span text:style-name="p220-1-1">33. 다음의 표창 방법 및 부상에 대한 중 다른 것은 ?</text:span></text:p>
      <text:p text:style-name="바탕글"><text:span text:style-name="p221-1-1">    ① </text:span><text:span text:style-name="p221-1-2">모범 직원상, 공로상, 부서 표창 : 표창장   </text:span><text:span text:style-name="p221-1-3">② </text:span><text:span text:style-name="p221-1-4">창안상 : 감사장</text:span></text:p>
      <text:p text:style-name="바탕글"><text:span text:style-name="p222-1-1">    ③ </text:span><text:span text:style-name="p222-1-2">우등상 : 상장                             </text:span><text:span text:style-name="p222-1-3">④ </text:span><text:span text:style-name="p222-1-4">협조상 : 감사패 또는 감사장</text:span></text:p>
      <text:p text:style-name="바탕글"/>
      <text:p text:style-name="바탕글"><text:span text:style-name="p224-1-1">34. 다음 중 징계의 종류가 아닌 것은?</text:span></text:p>
      <text:p text:style-name="바탕글"><text:span text:style-name="p225-1-1">    ① </text:span><text:span text:style-name="p225-1-2">파면                                      </text:span><text:span text:style-name="p225-1-3">② </text:span><text:span text:style-name="p225-1-4">강임</text:span></text:p>
      <text:p text:style-name="바탕글"><text:span text:style-name="p226-1-1">    ③ </text:span><text:span text:style-name="p226-1-2">경고                                      </text:span><text:span text:style-name="p226-1-3">④ </text:span><text:span text:style-name="p226-1-4">견책</text:span></text:p>
      <text:p text:style-name="바탕글"/>
      <text:p text:style-name="바탕글"><text:span text:style-name="p228-1-1">35. 다음 징계의 효력에 대한 설명 중 틀린 것은 ?</text:span></text:p>
      <text:p text:style-name="바탕글"><text:span text:style-name="p229-1-1">    ① </text:span><text:span text:style-name="p229-1-2">정직은 1월 이상 3월 이하의 기간으로 한다.</text:span></text:p>
      <text:p text:style-name="바탕글"><text:span text:style-name="p230-1-1">    ② </text:span><text:span text:style-name="p230-1-2">정직 처분을 받은 자는 그 기간 중 직원의 신분은 보유하나 직무에 종사하지 못하며, 기본급의 </text:span><text:span text:style-name="p230-1-3">⅓ </text:span><text:span text:style-name="p230-1-4">이하를   </text:span><text:span text:style-name="p230-2-1">       감한다.</text:span></text:p>
      <text:p text:style-name="바탕글"><text:span text:style-name="p231-1-1">    ③ </text:span><text:span text:style-name="p231-1-2">감봉은 1월 이상 3월 미만의 기간으로 하고 기본급의 3/10 이하를 감한다.</text:span></text:p>
      <text:p text:style-name="바탕글"><text:span text:style-name="p232-1-1">    ④ </text:span><text:span text:style-name="p232-1-2">견책은 전과에 대하여 훈계하고 회개하게 한다.</text:span></text:p>
      <text:p text:style-name="바탕글"/>
      <text:p text:style-name="바탕글"><text:span text:style-name="p234-1-1">36. 다음 중 맞는 것은 ?</text:span></text:p>
      <text:p text:style-name="바탕글"><text:span text:style-name="p235-1-1">    ① </text:span><text:span text:style-name="p235-1-2">직원의 징계 의결 - 징계위원회</text:span></text:p>
      <text:p text:style-name="바탕글"><text:span text:style-name="p236-1-1">    ② </text:span><text:span text:style-name="p236-1-2">처장급 이상의 직원의 징계 - 징계위원회</text:span></text:p>
      <text:p text:style-name="바탕글"><text:span text:style-name="p237-1-1">    ③ </text:span><text:span text:style-name="p237-1-2">부장급 이하 직원의 징계 재심사 - 징계위원회</text:span></text:p>
      <text:p text:style-name="바탕글"><text:span text:style-name="p238-1-1">    ④ </text:span><text:span text:style-name="p238-1-2">직원의 징계 의결 - 인사 위원회</text:span></text:p>
      <text:p text:style-name="바탕글"/>
      <text:p text:style-name="바탕글"><text:span text:style-name="p240-1-1">37. 부장급 이하 직원이 위원회의 의결을 거쳐 징계처분 통보를 받은 때는 통보를 받은 날로부터 며칠 이내에 </text:span></text:p>
      <text:p text:style-name="바탕글"><text:span text:style-name="p241-1-1">    위원회에 재심 청구를 할 수 있나 ?</text:span></text:p>
      <text:p text:style-name="바탕글"><text:span text:style-name="p242-1-1">    ① 7</text:span><text:span text:style-name="p242-1-2">일                                       </text:span><text:span text:style-name="p242-1-3">② 10</text:span><text:span text:style-name="p242-1-4">일</text:span></text:p>
      <text:p text:style-name="바탕글"><text:span text:style-name="p243-1-1">    ③ 15</text:span><text:span text:style-name="p243-1-2">일                                      </text:span><text:span text:style-name="p243-1-3">④ 21</text:span><text:span text:style-name="p243-1-4">일</text:span></text:p>
      <text:p text:style-name="바탕글"><text:span text:style-name="p244-1-1">38. 위원회의 재심 청구를 받은 날로부터 며칠 이내에 재심 의결을 하나 ?</text:span></text:p>
      <text:p text:style-name="바탕글"><text:span text:style-name="p245-1-1">    ① 10</text:span><text:span text:style-name="p245-1-2">일                                      </text:span><text:span text:style-name="p245-1-3">② 20</text:span><text:span text:style-name="p245-1-4">일</text:span></text:p>
      <text:p text:style-name="바탕글"><text:span text:style-name="p246-1-1">    ③ 30</text:span><text:span text:style-name="p246-1-2">일                                      </text:span><text:span text:style-name="p246-1-3">④ 60</text:span><text:span text:style-name="p246-1-4">일</text:span></text:p>
      <text:p text:style-name="바탕글"/>
      <text:p text:style-name="바탕글"><text:span text:style-name="p248-1-1">39. 징계처분의 집행이 종료된 날로부터 다음의 기간이 경과한 때는 인사기록카드 및 관련 대장에 등재된 징계 등  </text:span><text:span text:style-name="p248-2-1">    처분 기록을 말소해야 한다. 틀린 것은 ?</text:span></text:p>
      <text:p text:style-name="바탕글"><text:span text:style-name="p249-1-1">    ① </text:span><text:span text:style-name="p249-1-2">강임  : 5년                               </text:span><text:span text:style-name="p249-1-3">② </text:span><text:span text:style-name="p249-1-4">정직 : 4년</text:span></text:p>
      <text:p text:style-name="바탕글"><text:span text:style-name="p250-1-1">    ③ </text:span><text:span text:style-name="p250-1-2">감봉 : 2년                                </text:span><text:span text:style-name="p250-1-3">④ </text:span><text:span text:style-name="p250-1-4">견책 : 2년</text:span></text:p>
      <text:p text:style-name="바탕글"/>
      <text:p text:style-name="바탕글"><text:span text:style-name="p252-1-1">40. 징계 등 처분 기록의 말소에 대해 틀린 것은 ?</text:span></text:p>
      <text:p text:style-name="바탕글"><text:span text:style-name="p253-1-1">    ① </text:span><text:span text:style-name="p253-1-2">경고 및 주의는 1년 경과하면 말소한다.(집행이 종료된 날로부터)</text:span></text:p>
      <text:p text:style-name="바탕글"><text:span text:style-name="p254-1-1">    ② </text:span><text:span text:style-name="p254-1-2">법원에서 징계 처분의 무효 또는 취소 판결이 확정된 때 말소한다.</text:span></text:p>
      <text:p text:style-name="바탕글"><text:span text:style-name="p255-1-1">    ③ </text:span><text:span text:style-name="p255-1-2">공무원의 징계 처분에 대한 국가의 특별사면이 있은 때 말소한다.</text:span></text:p>
      <text:p text:style-name="바탕글"><text:span text:style-name="p256-1-1">    ④ </text:span><text:span text:style-name="p256-1-2">직위 해제 처분의 종료 일부터 2년이 경과한 때 말소한다.</text:span></text:p>
      <text:p text:style-name="바탕글"/>
      <text:p text:style-name="바탕글"><text:span text:style-name="p258-1-1">41. 다음은 인사 위원회에 대한 설명이다. 틀린 것은 ?</text:span></text:p>
      <text:p text:style-name="바탕글"><text:span text:style-name="p259-1-1">    ① </text:span><text:span text:style-name="p259-1-2">징계위원회의 위원은 동일 사안에 대한 인사 위원회의 징계 재심 위원으로 임명될 수 있다.</text:span></text:p>
      <text:p text:style-name="바탕글"><text:span text:style-name="p260-1-1">    ② </text:span><text:span text:style-name="p260-1-2">인사 위원회에 간사와 서기를 두되. 간사는 인사 담당 부장으로 서기는 인사 담당 과장으로 각각 보한다.</text:span></text:p>
      <text:p text:style-name="바탕글"><text:span text:style-name="p261-1-1">    ③ </text:span><text:span text:style-name="p261-1-2">간사는 위원장의 명을 받아 인사 위원회의 서무를 담당하고 회의록을 작성하여 위원 전원과 간사의 서명, </text:span></text:p>
      <text:p text:style-name="바탕글"><text:span text:style-name="p262-1-1">       날인을 받아 보관하며 서기는 간사를 보좌한다.</text:span></text:p>
      <text:p text:style-name="바탕글"><text:span text:style-name="p263-1-1">    ④ </text:span><text:span text:style-name="p263-1-2">인사 위원회의 의결 사항은 의결서를 첨부하여 지체없이 이사장에게 통보한다.</text:span></text:p>
      <text:p text:style-name="바탕글"/>
      <text:p text:style-name="바탕글"><text:span text:style-name="p265-1-1">42. 회의록 기재된 사항이 아닌 것은 ?</text:span></text:p>
      <text:p text:style-name="바탕글"><text:span text:style-name="p266-1-1">    ① </text:span><text:span text:style-name="p266-1-2">개최일시 및 장소                          </text:span><text:span text:style-name="p266-1-3">② </text:span><text:span text:style-name="p266-1-4">출석 위원의 성명</text:span></text:p>
      <text:p text:style-name="바탕글"><text:span text:style-name="p267-1-1">    ③ </text:span><text:span text:style-name="p267-1-2">심의 안건과 내용                          </text:span><text:span text:style-name="p267-1-3">④ </text:span><text:span text:style-name="p267-1-4">의결</text:span></text:p>
      <text:p text:style-name="바탕글"/>
      <text:p text:style-name="바탕글"><text:span text:style-name="p269-1-1">43. 공개 경쟁 시험으로 직원을 신규 임용하고자 할 경우 시험 기일 며칠 전에 일간신문 1개지 이상에 모집 공고를 </text:span></text:p>
      <text:p text:style-name="바탕글"><text:span text:style-name="p270-1-1">    해야 하나 ?</text:span></text:p>
      <text:p text:style-name="바탕글"><text:span text:style-name="p271-1-1">    ① 10</text:span><text:span text:style-name="p271-1-2">일 전                                   </text:span><text:span text:style-name="p271-1-3">② 20</text:span><text:span text:style-name="p271-1-4">일 전</text:span></text:p>
      <text:p text:style-name="바탕글"><text:span text:style-name="p272-1-1">    ③ 30</text:span><text:span text:style-name="p272-1-2">일 전                                   </text:span><text:span text:style-name="p272-1-3">④ 60</text:span><text:span text:style-name="p272-1-4">일 전</text:span></text:p>
      <text:p text:style-name="바탕글"/>
      <text:p text:style-name="바탕글"><text:span text:style-name="p274-1-1">44. 출제 위원 임명, 위촉 대상이 아닌 것은 ?</text:span></text:p>
      <text:p text:style-name="바탕글"><text:span text:style-name="p275-1-1">    ① </text:span><text:span text:style-name="p275-1-2">당해 직무 분야에 관한 전문적인 지식 또는 능력을 가진 것으로 인정되는 자</text:span></text:p>
      <text:p text:style-name="바탕글"><text:span text:style-name="p276-1-1">    ② </text:span><text:span text:style-name="p276-1-2">출제 분야에 대하여 다년간 대학에서 강의를 한 자</text:span></text:p>
      <text:p text:style-name="바탕글"><text:span text:style-name="p277-1-1">    ③ </text:span><text:span text:style-name="p277-1-2">당해 직무에 대한 실무에 능통한 자</text:span></text:p>
      <text:p text:style-name="바탕글"><text:span text:style-name="p278-1-1">    ④ </text:span><text:span text:style-name="p278-1-2">당해 직무 분야에 1년 이상의 경험이 있는 자.</text:span></text:p>
      <text:p text:style-name="바탕글"/>
      <text:p text:style-name="바탕글"><text:span text:style-name="p280-1-1">45. 채용 시험의 합격 기준으로 틀린 것은 ?</text:span></text:p>
      <text:p text:style-name="바탕글"><text:span text:style-name="p281-1-1">    ① </text:span><text:span text:style-name="p281-1-2">시험 성적이 매 과목 40% 이상이어야 한다. (필기시험)</text:span></text:p>
      <text:p text:style-name="바탕글"><text:span text:style-name="p282-1-1">    ② </text:span><text:span text:style-name="p282-1-2">전과목 총점이 60% 이상 득점한 자 중에서 고득점자 순으로 선발 예정 인원의 범위 내에서 결정한다. </text:span></text:p>
      <text:p text:style-name="바탕글"><text:span text:style-name="p283-1-1">    ③ ②</text:span><text:span text:style-name="p283-1-2">의 경우 선발 예정 인원을 초과하여 동점자가 있을 때는 고령자 순으로 합격시킨다.</text:span></text:p>
      <text:p text:style-name="바탕글"><text:span text:style-name="p284-1-1">    ④ </text:span><text:span text:style-name="p284-1-2">면접시험은 15점을 만점으로 하되, 합격자 결정은 평균 10점 이상인 자를 합격으로 한다.  </text:span></text:p>
      <text:p text:style-name="바탕글"><text:span text:style-name="p285-1-1">       다만, 위원의 과반수가 어느 하나의 평점 요소에 대해 (하)로 평정한 때는 불합격으로 한다.</text:span></text:p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><text:span text:style-name="p292-1-1">46. 임용에 대한 사항 중 틀린 것은 ?</text:span></text:p>
      <text:p text:style-name="바탕글"><text:span text:style-name="p293-1-1">    ① </text:span><text:span text:style-name="p293-1-2">등록을 필한 자을 임용하고자 할 경우에는 임용 전에 임용 후보자가 공단에 출두할 것을 통지하여야 한다.</text:span></text:p>
      <text:p text:style-name="바탕글"><text:span text:style-name="p294-1-1">    ② </text:span><text:span text:style-name="p294-1-2">출두 통지를 받은 임용 후보자가 특별한 사유 없이 출두 지정 일로부터 5일이 경과하여도 </text:span></text:p>
      <text:p text:style-name="바탕글"><text:span text:style-name="p295-1-1">       출두하지 않을 경우에는 임용될 의사가 없는 것으로 본다.</text:span></text:p>
      <text:p text:style-name="바탕글"><text:span text:style-name="p296-1-1">    ③ </text:span><text:span text:style-name="p296-1-2">직원을 신규 임용할 때는 신원 조사 후 결격 사유가 없음을 확인된 자에 한해 임용하여야 한다.</text:span></text:p>
      <text:p text:style-name="바탕글"><text:span text:style-name="p297-1-1">    ④ </text:span><text:span text:style-name="p297-1-2">직원의 신규 임용 시에는 서약서를 징구하여야 한다.</text:span></text:p>
      <text:p text:style-name="바탕글"/>
      <text:p text:style-name="바탕글"><text:span text:style-name="p299-1-1">47. 다음 임용 시기에 관한 사항 중 다른 것은 ?</text:span></text:p>
      <text:p text:style-name="바탕글"><text:span text:style-name="p300-1-1">    ① </text:span><text:span text:style-name="p300-1-2">직원은 임용장에 기재된 날짜에 임용된 것으로 본다.</text:span></text:p>
      <text:p text:style-name="바탕글"><text:span text:style-name="p301-1-1">    ② </text:span><text:span text:style-name="p301-1-2">사망으로 인한 면직은 사망한 날에 면직된 것으로 본다.</text:span></text:p>
      <text:p text:style-name="바탕글"><text:span text:style-name="p302-1-1">    ③ </text:span><text:span text:style-name="p302-1-2">재직 중 공적이 특히 현저한 자가 공무로 사망한 때 그 사망 전일을 임용 일자로 하여 추서 할 경우 </text:span></text:p>
      <text:p text:style-name="바탕글"><text:span text:style-name="p303-1-1">       소급할 수 있다. </text:span></text:p>
      <text:p text:style-name="바탕글"><text:span text:style-name="p304-1-1">    ④ </text:span><text:span text:style-name="p304-1-2">형사사건으로 기소된 때 그 기소된 날을 임용 일자로 하여 직위 해제하는 경우 소급할 수 있다.</text:span></text:p>
      <text:p text:style-name="바탕글"/>
      <text:p text:style-name="바탕글"><text:span text:style-name="p306-1-1">48. 다음 중 임용장을 교부할 사항은 ?</text:span></text:p>
      <text:p text:style-name="바탕글"><text:span text:style-name="p307-1-1">    ① </text:span><text:span text:style-name="p307-1-2">전보                                      </text:span><text:span text:style-name="p307-1-3">② </text:span><text:span text:style-name="p307-1-4">파견</text:span></text:p>
      <text:p text:style-name="바탕글"><text:span text:style-name="p308-1-1">    ③ </text:span><text:span text:style-name="p308-1-2">휴직                                      </text:span><text:span text:style-name="p308-1-3">④ </text:span><text:span text:style-name="p308-1-4">복직</text:span></text:p>
      <text:p text:style-name="바탕글"/>
      <text:p text:style-name="바탕글"><text:span text:style-name="p310-1-1">49. 다음 중 인사 발령 통지서를 교부할 사항은 ?</text:span></text:p>
      <text:p text:style-name="바탕글"><text:span text:style-name="p311-1-1">    ① </text:span><text:span text:style-name="p311-1-2">승진                                      </text:span><text:span text:style-name="p311-1-3">② </text:span><text:span text:style-name="p311-1-4">전직</text:span></text:p>
      <text:p text:style-name="바탕글"><text:span text:style-name="p312-1-1">    ③ </text:span><text:span text:style-name="p312-1-2">정직                                      </text:span><text:span text:style-name="p312-1-3">④ </text:span><text:span text:style-name="p312-1-4">신규 임용</text:span></text:p>
      <text:p text:style-name="바탕글"/>
      <text:p text:style-name="바탕글"><text:span text:style-name="p314-1-1">50. 종합 평점에 대한 설명 중 다른 것은 ?</text:span></text:p>
      <text:p text:style-name="바탕글"><text:span text:style-name="p315-1-1">    ① </text:span><text:span text:style-name="p315-1-2">종합 평점은 100점을 만점으로 하여 근무 성적, 경력, 연수, 가점 평정으로 구분한다.</text:span></text:p>
      <text:p text:style-name="바탕글"><text:span text:style-name="p316-1-1">    ② </text:span><text:span text:style-name="p316-1-2">각 평정점의 계산 시에 소수점 둘째 자리 이하는 절사한다.</text:span></text:p>
      <text:p text:style-name="바탕글"><text:span text:style-name="p317-1-1">    ③ </text:span><text:span text:style-name="p317-1-2">근무 성적 평정점은 승진 후보자 명부 작성 기준 일로부터 2급 내지 4급 직원은 3년 이내에 당해 직급에 </text:span></text:p>
      <text:p text:style-name="바탕글"><text:span text:style-name="p318-1-1">       평정한 근무 성적 평정점을 대상으로 한다.</text:span></text:p>
      <text:p text:style-name="바탕글"><text:span text:style-name="p319-1-1">    ④ 5, 6</text:span><text:span text:style-name="p319-1-2">급 직원은 2년 이내에 당해 직급에 평정한 근무 평정점을 대상으로 한다.</text:span></text:p>
      <text:p text:style-name="바탕글"/>
      <text:p text:style-name="바탕글"><text:span text:style-name="p321-1-1">51. 2급</text:span><text:span text:style-name="p321-1-2">～4</text:span><text:span text:style-name="p321-1-3">급 직원의 평정점 계산 방식의 난을 채워라 ?</text:span></text:p>
      <text:p text:style-name="바탕글"><text:span text:style-name="p322-1-1">    [</text:span><text:span text:style-name="p322-1-2">최근 1년 이내 평정점 </text:span><text:span text:style-name="p322-1-3">× (   ) / 100] + [</text:span><text:span text:style-name="p322-1-4">최근 1년전 2년 이내 평정점 </text:span><text:span text:style-name="p322-1-5">× (   ) / 100] + </text:span></text:p>
      <text:p text:style-name="바탕글"><text:span text:style-name="p323-1-1">    [</text:span><text:span text:style-name="p323-1-2">최근 2년전 3년 이내 평정점 </text:span><text:span text:style-name="p323-1-3">× (   ) / 100]  </text:span></text:p>
      <text:p text:style-name="바탕글"/>
      <text:p text:style-name="바탕글"><text:span text:style-name="p325-1-1">52. 5급</text:span><text:span text:style-name="p325-1-2">～6</text:span><text:span text:style-name="p325-1-3">급 직원의 평정점 계산 방식의 난을 채워라 ?</text:span></text:p>
      <text:p text:style-name="바탕글"><text:span text:style-name="p326-1-1">    [</text:span><text:span text:style-name="p326-1-2">최근 1년 이내 평정점 </text:span><text:span text:style-name="p326-1-3">× (   ) / 100] + [</text:span><text:span text:style-name="p326-1-4">최근 1년전 2년 이내 평정점 </text:span><text:span text:style-name="p326-1-5">× (   ) / 100] </text:span></text:p>
      <text:p text:style-name="바탕글"><text:span text:style-name="p327-1-1">  </text:span></text:p>
      <text:p text:style-name="바탕글"><text:span text:style-name="p328-1-1">53. 승진 후보자 명부의 작성에 대한  설명 중 다른 것은 ?</text:span></text:p>
      <text:p text:style-name="바탕글"><text:span text:style-name="p329-1-1">    ① </text:span><text:span text:style-name="p329-1-2">승진 후보자 명부는 승진 요건을 갖춘 2급 이하 직원을 대상으로 종합 평정점의 고득점자 순으로 작성한다.</text:span></text:p>
      <text:p text:style-name="바탕글"><text:span text:style-name="p330-1-1">    ② </text:span><text:span text:style-name="p330-1-2">승진 후보자 명부는 매년 4월말일 기준으로 작성하며 최초 작성된 명부는 작성 기준 일의 익일부터 </text:span></text:p>
      <text:p text:style-name="바탕글"><text:span text:style-name="p331-1-1">       조정된 경우에는 조정 일의 익일부터 효력을 갖는다.</text:span></text:p>
      <text:p text:style-name="바탕글"><text:span text:style-name="p332-1-1">    ③ </text:span><text:span text:style-name="p332-1-2">명부의 평정점이 동일한 경우 근무 성적 평정점이 우수한 자가 1순위다.</text:span></text:p>
      <text:p text:style-name="바탕글"><text:span text:style-name="p333-1-1">    ④ </text:span><text:span text:style-name="p333-1-2">명부의 평정점이 동일한 경우 연장자가 2순위다.</text:span></text:p>
      <text:p text:style-name="바탕글"/>
      <text:p text:style-name="바탕글"><text:span text:style-name="p335-1-1">54. 명부의 조정 및 삭제에 대한 설명 중 다른 것은 ?</text:span></text:p>
      <text:p text:style-name="바탕글"><text:span text:style-name="p336-1-1">    ① </text:span><text:span text:style-name="p336-1-2">퇴직자 및 승진자를 삭제한 경우 이를 조정할 수 있다.</text:span></text:p>
      <text:p text:style-name="바탕글"><text:span text:style-name="p337-1-1">    ② </text:span><text:span text:style-name="p337-1-2">승진 소요 최고 기간에 도달한 경우 이를 조정할 수 있다.</text:span></text:p>
      <text:p text:style-name="바탕글"><text:span text:style-name="p338-1-1">    ③ </text:span><text:span text:style-name="p338-1-2">정기 평정 후 발생한 기점 및 연수 평정을 등재한 경우 이를 조정할 수 있다.</text:span></text:p>
      <text:p text:style-name="바탕글"><text:span text:style-name="p339-1-1">    ④ </text:span><text:span text:style-name="p339-1-2">근태 기록에 따른 근무 성적 평정점의 변동이 발생한 경우 이를 조정할 수 있다.</text:span></text:p>
      <text:p text:style-name="바탕글"/>
      <text:p text:style-name="바탕글"><text:span text:style-name="p341-1-1">55. 평정의 시기에 대해 틀린 것은 ?</text:span></text:p>
      <text:p text:style-name="바탕글"><text:span text:style-name="p342-1-1">    ① </text:span><text:span text:style-name="p342-1-2">평정은 정기 평정, 수시 평정으로 구분한다.</text:span></text:p>
      <text:p text:style-name="바탕글"><text:span text:style-name="p343-1-1">    ② </text:span><text:span text:style-name="p343-1-2">정기 평정은 매년 3월 말 기준으로 실시한다.</text:span></text:p>
      <text:p text:style-name="바탕글"><text:span text:style-name="p344-1-1">    ③ </text:span><text:span text:style-name="p344-1-2">수시 평정은 정기 평정 이후 조정 사유가 발생한 경우에 실시하되, 근무 성적, 연수 성적, 가점 평정은 </text:span></text:p>
      <text:p text:style-name="바탕글"><text:span text:style-name="p345-1-1">       명부 조정일 현재를 기준으로 한다.</text:span></text:p>
      <text:p text:style-name="바탕글"><text:span text:style-name="p346-1-1">    ④ </text:span><text:span text:style-name="p346-1-2">수시 평정은 정기 평정 이후 조정 사유가 발생한 경우에 실시하되, 경력 평정은 수시 평정일 현재를 </text:span></text:p>
      <text:p text:style-name="바탕글"><text:span text:style-name="p347-1-1">       기준으로 한다.</text:span></text:p>
      <text:p text:style-name="바탕글"><text:span text:style-name="p348-1-1">56. 평정의 단계와 평정자에 대한 설명 중 다른 것은 ?</text:span></text:p>
      <text:p text:style-name="바탕글"><text:span text:style-name="p349-1-1">    ① </text:span><text:span text:style-name="p349-1-2">평정은 1차, 2차, 3차로 구분한다.</text:span></text:p>
      <text:p text:style-name="바탕글"><text:span text:style-name="p350-1-1">    ② 1</text:span><text:span text:style-name="p350-1-2">차 평정자, 2차 평정자를 알 수 없는 경우 또는 지휘, 감독 계통의 특수성 등 특별한 사유가 있는 </text:span></text:p>
      <text:p text:style-name="바탕글"><text:span text:style-name="p351-1-1">       경우에는 이사장이 따로 평정자를 지정한다.</text:span></text:p>
      <text:p text:style-name="바탕글"><text:span text:style-name="p352-1-1">    ③ </text:span><text:span text:style-name="p352-1-2">전보 후 1월 이내에 평정을 실시하는 경우에는 현 소속 부서에서 평정한다.</text:span></text:p>
      <text:p text:style-name="바탕글"><text:span text:style-name="p353-1-1">    ④ </text:span><text:span text:style-name="p353-1-2">파견 근무자는 파견 근무 부서에서 평정한다.  다만, 파견 발령 후 1개월 이내네 평정을 실시하는 경우에는 </text:span></text:p>
      <text:p text:style-name="바탕글"><text:span text:style-name="p354-1-1">       원 소속에서 평정한다.</text:span></text:p>
      <text:p text:style-name="바탕글"/>
      <text:p text:style-name="바탕글"><text:span text:style-name="p356-1-1">57. 근무 성적 평정 방법에 대한 설명 중 다른 것은 ?</text:span></text:p>
      <text:p text:style-name="바탕글"><text:span text:style-name="p357-1-1">    ① </text:span><text:span text:style-name="p357-1-2">근무 실적을 평정함에 있어 서는 평정 대상 직원으로 하여금 평정서에 본인의 인적 사항과 담당 직무 및 </text:span></text:p>
      <text:p text:style-name="바탕글"><text:span text:style-name="p358-1-1">       당해 평정 기간동안의 근무 실적을 평정자가 기록한다.</text:span></text:p>
      <text:p text:style-name="바탕글"><text:span text:style-name="p359-1-1">    ② </text:span><text:span text:style-name="p359-1-2">근무 성적의 1차 근무 성적 평정서, 2차는 근무 평정 총괄표, 3차는 근무 성적, 3차 평정표에 의해 </text:span></text:p>
      <text:p text:style-name="바탕글"><text:span text:style-name="p360-1-1">       평정한다. </text:span></text:p>
      <text:p text:style-name="바탕글"><text:span text:style-name="p361-1-1">    ③ </text:span><text:span text:style-name="p361-1-2">근무 성적 평정의 결과는 공개하지 아니한다.</text:span></text:p>
      <text:p text:style-name="바탕글"><text:span text:style-name="p362-1-1">    ④ 3</text:span><text:span text:style-name="p362-1-2">차 평정자는 1차 및 2차 평정 결과에 따른 직렬, 직급, 부서간의 불균형 및 기타 인사 자료 등을 종합하여  </text:span><text:span text:style-name="p362-2-1">       별도 기준을 정하여 평정한다.</text:span></text:p>
      <text:p text:style-name="바탕글"/>
      <text:p text:style-name="바탕글"><text:span text:style-name="p364-1-1">58. 근태 기록 등에 대한 설명 중 다른 것은 ?</text:span></text:p>
      <text:p text:style-name="바탕글"><text:span text:style-name="p365-1-1">    ① </text:span><text:span text:style-name="p365-1-2">각 부, 실장 및 각 현업 기관의 장은 소속 직원의 매월의 근태 상황을 인사 부서에 제출하여야 한다. </text:span></text:p>
      <text:p text:style-name="바탕글"><text:span text:style-name="p366-1-1">    ② </text:span><text:span text:style-name="p366-1-2">근무 성적의 감점 범위는 근무 성적 평정 만점의 1/4를 초과하지 못한다.</text:span></text:p>
      <text:p text:style-name="바탕글"><text:span text:style-name="p367-1-1">    ③ </text:span><text:span text:style-name="p367-1-2">승진 후보자 명부의 조정 시에는 최종 평정 일로부터 조정 일이 속한 월의 전월 말일까지의 근태 상황 및 </text:span></text:p>
      <text:p text:style-name="바탕글"><text:span text:style-name="p368-1-1">       징벌 상황를 다음 식에 의해 총평정점에서 감점한다.</text:span></text:p>
      <text:p text:style-name="바탕글"><text:span text:style-name="p369-1-1">       2급 내지 4급 직원 = 산출된 점수 </text:span><text:span text:style-name="p369-1-2">× 50/100</text:span></text:p>
      <text:p text:style-name="바탕글"><text:span text:style-name="p370-1-1">    ④ </text:span><text:span text:style-name="p370-1-2">승진 후보자 명부의 조정 시에는 최종 평정 일로부터 조정 일이 속한 월의 전월 말일까지의 근태 상황 및 </text:span></text:p>
      <text:p text:style-name="바탕글"><text:span text:style-name="p371-1-1">       징벌 상황를 다음 식에 의해 총평정점에서 감점한다.</text:span></text:p>
      <text:p text:style-name="바탕글"><text:span text:style-name="p372-1-1">       5급 내지 6급 직원 = 산출된 점수 </text:span><text:span text:style-name="p372-1-2">× 40/100</text:span></text:p>
      <text:p text:style-name="바탕글"/>
      <text:p text:style-name="바탕글"><text:span text:style-name="p374-1-1">59. 경력 평정에 대한 사항 중 다른 것은 ?</text:span></text:p>
      <text:p text:style-name="바탕글"><text:span text:style-name="p375-1-1">    ① </text:span><text:span text:style-name="p375-1-2">평정 결과는 평정 대상자의 요구가 있어도 공개할 수 없다.</text:span></text:p>
      <text:p text:style-name="바탕글"><text:span text:style-name="p376-1-1">    ② </text:span><text:span text:style-name="p376-1-2">경력 평정은 평정일 기준 최근 10년간을 대상으로 평정한다.</text:span></text:p>
      <text:p text:style-name="바탕글"><text:span text:style-name="p377-1-1">    ③ </text:span><text:span text:style-name="p377-1-2">기간의 계산은 월력에 의하여 월 단위로 행하되 16일 이상은 1월로 산입하고 16일 미만은 제외한다.</text:span></text:p>
      <text:p text:style-name="바탕글"><text:span text:style-name="p378-1-1">    ④ </text:span><text:span text:style-name="p378-1-2">경력의 평정자는 인사 담당 부장으로 하고, 확인자는 인사 담당 처장으로 한다.</text:span></text:p>
      <text:p text:style-name="바탕글"/>
      <text:p text:style-name="바탕글"><text:span text:style-name="p380-1-1">※. </text:span><text:span text:style-name="p380-1-2">경력 평정의 대상은 평정일 현재 승진 소요 최저 연수에 도달한 2급 이하 직원에 대하여 실시한다.</text:span></text:p>
      <text:p text:style-name="바탕글"/>
      <text:p text:style-name="바탕글"><text:span text:style-name="p382-1-1">60. 경력의 평정점 만점 중 다른 것은 ?</text:span></text:p>
      <text:p text:style-name="바탕글"><text:span text:style-name="p383-1-1">    ① 2</text:span><text:span text:style-name="p383-1-2">급 - 20점                                </text:span><text:span text:style-name="p383-1-3">② 4</text:span><text:span text:style-name="p383-1-4">급 - 30점</text:span></text:p>
      <text:p text:style-name="바탕글"><text:span text:style-name="p384-1-1">    ③ 5</text:span><text:span text:style-name="p384-1-2">급 - 40점                                </text:span><text:span text:style-name="p384-1-3">④ 6</text:span><text:span text:style-name="p384-1-4">급 - 60점</text:span></text:p>
      <text:p text:style-name="바탕글"/>
      <text:p text:style-name="바탕글"><text:span text:style-name="p386-1-1">61. 직원의 경력 중 맞는 것은 ? </text:span></text:p>
      <text:p text:style-name="바탕글"><text:span text:style-name="p387-1-1">    ① </text:span><text:span text:style-name="p387-1-2">갑 경력 - 현 직급 재직 경력                  </text:span><text:span text:style-name="p387-1-3">② </text:span><text:span text:style-name="p387-1-4">바로 하위 직급 재직 경력 - 을 경력</text:span></text:p>
      <text:p text:style-name="바탕글"><text:span text:style-name="p388-1-1">    ③ </text:span><text:span text:style-name="p388-1-2">을 경력 - 현 직급 재직 경력                  </text:span><text:span text:style-name="p388-1-3">④ </text:span><text:span text:style-name="p388-1-4">을 경력 - 바로 하위 직급 중 50% 경력</text:span></text:p>
      <text:p text:style-name="바탕글"><text:span text:style-name="p389-1-1">62. 평정 대상 경력 기간 중 경력에서 제외되지 않는 것은 ?</text:span></text:p>
      <text:p text:style-name="바탕글"><text:span text:style-name="p390-1-1">    ① </text:span><text:span text:style-name="p390-1-2">휴직기간                                  </text:span><text:span text:style-name="p390-1-3">② </text:span><text:span text:style-name="p390-1-4">직위 해제 기간</text:span></text:p>
      <text:p text:style-name="바탕글"><text:span text:style-name="p391-1-1">    ③ </text:span><text:span text:style-name="p391-1-2">정직 기간                                  </text:span><text:span text:style-name="p391-1-3">④ </text:span><text:span text:style-name="p391-1-4">신규 임용자의 교육 기간</text:span></text:p>
      <text:p text:style-name="바탕글"><text:span text:style-name="p392-1-1"> </text:span></text:p>
      <text:p text:style-name="바탕글"><text:span text:style-name="p393-1-1">63. 연수 평정에 대한 설명 중 틀린 것은 ?</text:span></text:p>
      <text:p text:style-name="바탕글"><text:span text:style-name="p394-1-1">    ① </text:span><text:span text:style-name="p394-1-2">연수 평정은 교육 훈련 규정에 의하여 실시한 신규 임용 후보자 교육 및 보수 교육 이수 성적에 한하여 </text:span></text:p>
      <text:p text:style-name="바탕글"><text:span text:style-name="p395-1-1">       평정한다.</text:span></text:p>
      <text:p text:style-name="바탕글"><text:span text:style-name="p396-1-1">    ② </text:span><text:span text:style-name="p396-1-2">연수 성적이 60점 미만인 경우에는 평정하지 아니한다.</text:span></text:p>
      <text:p text:style-name="바탕글"><text:span text:style-name="p397-1-1">    ③ </text:span><text:span text:style-name="p397-1-2">연수 평정은 당해 직급에서 이수한 2주 이상의 연수 성적에 한하여 정기 평정 일로부터 5년 이내에 받은 </text:span></text:p>
      <text:p text:style-name="바탕글"><text:span text:style-name="p398-1-1">       연수 성적에 대하여는 그 성적의 10할을 당해 직원의 연수 성적으로 평정한다.</text:span></text:p>
      <text:p text:style-name="바탕글"><text:span text:style-name="p399-1-1">    ④ </text:span><text:span text:style-name="p399-1-2">다만, 직원이 당해 직급에서 연수를 받은 후 5년 초과 10년 이내의 기간이 경과한 경우에는 그 성적의 </text:span></text:p>
      <text:p text:style-name="바탕글"><text:span text:style-name="p400-1-1">       7할을 직원의 연수  성적으로 한다.</text:span></text:p>
      <text:p text:style-name="바탕글"/>
      <text:p text:style-name="바탕글"><text:span text:style-name="p402-1-1">64. 연수 성적이 95점이면 평정점은 몇 점인가 ?</text:span></text:p>
      <text:p text:style-name="바탕글"><text:span text:style-name="p403-1-1">    ① 9.5</text:span><text:span text:style-name="p403-1-2">점                                     </text:span><text:span text:style-name="p403-1-3">② 4.5</text:span><text:span text:style-name="p403-1-4">점</text:span></text:p>
      <text:p text:style-name="바탕글"><text:span text:style-name="p404-1-1">    ③ 4.7</text:span><text:span text:style-name="p404-1-2">점                                     </text:span><text:span text:style-name="p404-1-3">④ 5</text:span><text:span text:style-name="p404-1-4">점</text:span></text:p>
      <text:p text:style-name="바탕글"/>
      <text:p text:style-name="바탕글"><text:span text:style-name="p406-1-1">65. 징계에 대한 설명 중 틀린 것은 ?</text:span></text:p>
      <text:p text:style-name="바탕글"><text:span text:style-name="p407-1-1">    ① </text:span><text:span text:style-name="p407-1-2">위원회는 징계 의결 요구서를 접수한 날로부터 30일 이내에 징계에 관한 의결을 하여야 한다.  </text:span></text:p>
      <text:p text:style-name="바탕글"><text:span text:style-name="p408-1-1">       다만, 부득이한 사유가 있을 때에는 위원회의 의결로 30일에 한하여 그 기간을 연장할 수 있다.</text:span></text:p>
      <text:p text:style-name="바탕글"><text:span text:style-name="p409-1-1">    ② </text:span><text:span text:style-name="p409-1-2">위원회가 징계 협의자의 출석을 요구할 때는 출석 통지서를 징계 협의자에게 송부 하여야 한다.</text:span></text:p>
      <text:p text:style-name="바탕글"><text:span text:style-name="p410-1-1">    ③ </text:span><text:span text:style-name="p410-1-2">위원회는 징계 협의자가 위원회에서의 진술을 위한 출석을 원하지 아니하여 진술 포기서를 제출했을 때는 </text:span></text:p>
      <text:p text:style-name="바탕글"><text:span text:style-name="p411-1-1">       이를 기록에 첨부하고 서면 심사로 징계 의결할 수 있다.</text:span></text:p>
      <text:p text:style-name="바탕글"><text:span text:style-name="p412-1-1">    ④ </text:span><text:span text:style-name="p412-1-2">징계 협의자가 3회 이상의 출석요구에도 불구하고 위원회에 출석하지 않은 때는 진술 포기서를 </text:span></text:p>
      <text:p text:style-name="바탕글"><text:span text:style-name="p413-1-1">       제출한 것으로 보고 서면 심사로 징계 의결할 수 있다.</text:span></text:p>
      <text:p text:style-name="바탕글"/>
      <text:p text:style-name="바탕글"><text:span text:style-name="p415-1-1">66. 경고 중 처분에 관한 설명 중 다른 것은 ?</text:span></text:p>
      <text:p text:style-name="바탕글"><text:span text:style-name="p416-1-1">    ① </text:span><text:span text:style-name="p416-1-2">경고 등 처분의 종류는 경고와 주의로 구분하되 주의는 비위나 잘못의 정도가 경고 보다 경한 경우에 </text:span></text:p>
      <text:p text:style-name="바탕글"><text:span text:style-name="p417-1-1">       적용한다.</text:span></text:p>
      <text:p text:style-name="바탕글"><text:span text:style-name="p418-1-1">    ② </text:span><text:span text:style-name="p418-1-2">경고 등 처분은 이사장이 처분 대상자에게 처분장을 교부함으로써 한다.</text:span></text:p>
      <text:p text:style-name="바탕글"><text:span text:style-name="p419-1-1">    ③ </text:span><text:span text:style-name="p419-1-2">직원이 2회 이상의 경고 처분을 받은 때에는 징계 의결을 요구하여야 한다.</text:span></text:p>
      <text:p text:style-name="바탕글"><text:span text:style-name="p420-1-1">    ④ </text:span><text:span text:style-name="p420-1-2">다만, 처분 사유가 성실하고 능동적인 업무 처리 과정에서 과실로 인하여 생긴 것으로 인정된 처분은 </text:span></text:p>
      <text:p text:style-name="바탕글"><text:span text:style-name="p421-1-1">       제외할 수 있다.</text:span></text:p>
      <text:p text:style-name="바탕글"/>
      <text:p text:style-name="바탕글"><text:span text:style-name="p423-1-1">67. 징계 양정 감경 기준에 따라 징계를 감경 할 수 있는 공적이 아닌 것은 ?</text:span></text:p>
      <text:p text:style-name="바탕글"><text:span text:style-name="p424-1-1">    ① </text:span><text:span text:style-name="p424-1-2">상훈법에서 정한 훈장, 포장                </text:span><text:span text:style-name="p424-1-3">② </text:span><text:span text:style-name="p424-1-4">장관급 이상의 표창을 받은 공적</text:span></text:p>
      <text:p text:style-name="바탕글"><text:span text:style-name="p425-1-1">    ③ </text:span><text:span text:style-name="p425-1-2">모범 직원상                               </text:span><text:span text:style-name="p425-1-3">④ </text:span><text:span text:style-name="p425-1-4">공로상 또는 창안상을 받은 공적</text:span></text:p>
      <text:p text:style-name="바탕글"/>
      <text:p text:style-name="바탕글"><text:span text:style-name="p427-1-1">68. 징계의 가중에 대한 설명 중 다른 것은 ?</text:span></text:p>
      <text:p text:style-name="바탕글"><text:span text:style-name="p428-1-1">    ① </text:span><text:span text:style-name="p428-1-2">위원회는 서로 관련이 없는 2 이상의 비위가 경합된 경우에는 그 중 책임이 중한 비위에 해당하는 </text:span></text:p>
      <text:p text:style-name="바탕글"><text:span text:style-name="p429-1-1">       징계 보다 1단계 위로 징계로 의결할 수 있다.</text:span></text:p>
      <text:p text:style-name="바탕글"><text:span text:style-name="p430-1-1">    ② </text:span><text:span text:style-name="p430-1-2">위원회는 징계처분을 받은 자가 처분 기간 중 발생한 비위로 다시 징계 의결이 요구된 경우에는 </text:span></text:p>
      <text:p text:style-name="바탕글"><text:span text:style-name="p431-1-1">       당해 비위에 해당하는 징계 보다 2단계 위의 징계로 의결할 수 있다.</text:span></text:p>
      <text:p text:style-name="바탕글"><text:span text:style-name="p432-1-1">    ③ </text:span><text:span text:style-name="p432-1-2">처분 기간이 종료된 후로부터 1년 이내에 발생한 비위로 징계 의결이 요구된 경우에는  1단계 위의 </text:span></text:p>
      <text:p text:style-name="바탕글"><text:span text:style-name="p433-1-1">       징계로 의결할 수 있다. </text:span></text:p>
      <text:p text:style-name="바탕글"><text:span text:style-name="p434-1-1">    ④ </text:span><text:span text:style-name="p434-1-2">처분 기간이 종료된 후로부터 2년 이내에 발생한 비위로 징계 의결이 요구된 경우에는  2단계 위의 </text:span></text:p>
      <text:p text:style-name="바탕글"><text:span text:style-name="p435-1-1">       징계로 의결할 수 있다. </text:span></text:p>
      <text:p text:style-name="바탕글"/>
      <text:p text:style-name="바탕글"/>
      <text:p text:style-name="바탕글"><text:span text:style-name="p438-1-1">69. 징계처분 말수 절차가 맞는 것은 ?</text:span></text:p>
      <text:p text:style-name="바탕글"><text:span text:style-name="p439-1-1">    ① </text:span><text:span text:style-name="p439-1-2">말수 계획서의 작성 </text:span><text:span text:style-name="p439-1-3">→ </text:span><text:span text:style-name="p439-1-4">기록의 말소 </text:span><text:span text:style-name="p439-1-5">→ </text:span><text:span text:style-name="p439-1-6">말소 사실의 통보 </text:span><text:span text:style-name="p439-1-7">→ </text:span><text:span text:style-name="p439-1-8">기록의 말소 대장 정리</text:span></text:p>
      <text:p text:style-name="바탕글"><text:span text:style-name="p440-1-1">    ② </text:span><text:span text:style-name="p440-1-2">말수 계획서의 작성 </text:span><text:span text:style-name="p440-1-3">→ </text:span><text:span text:style-name="p440-1-4">말소 사실의 통보 </text:span><text:span text:style-name="p440-1-5">→ </text:span><text:span text:style-name="p440-1-6">기록의 말소 </text:span><text:span text:style-name="p440-1-7">→ </text:span><text:span text:style-name="p440-1-8">기록의 말소 대장 정리</text:span></text:p>
      <text:p text:style-name="바탕글"><text:span text:style-name="p441-1-1">    ③ </text:span><text:span text:style-name="p441-1-2">말수 사실의 통보 </text:span><text:span text:style-name="p441-1-3">→ </text:span><text:span text:style-name="p441-1-4">말소 계획서의 작성 </text:span><text:span text:style-name="p441-1-5">→ </text:span><text:span text:style-name="p441-1-6">기록의 말소 </text:span><text:span text:style-name="p441-1-7">→ </text:span><text:span text:style-name="p441-1-8">기록의 말소 대장 정리</text:span></text:p>
      <text:p text:style-name="바탕글"><text:span text:style-name="p442-1-1">    ④ </text:span><text:span text:style-name="p442-1-2">말수 사실의 통보 </text:span><text:span text:style-name="p442-1-3">→ </text:span><text:span text:style-name="p442-1-4">기록의 말소 </text:span><text:span text:style-name="p442-1-5">→ </text:span><text:span text:style-name="p442-1-6">말소 계획서의 작성 </text:span><text:span text:style-name="p442-1-7">→ </text:span><text:span text:style-name="p442-1-8">기록의 말소 대장 정리</text:span></text:p>
      <text:p text:style-name="바탕글"/>
      <text:p text:style-name="바탕글"><text:span text:style-name="p444-1-1">70. 표창 대상자의 공단 근무 기간은 ?</text:span></text:p>
      <text:p text:style-name="바탕글"><text:span text:style-name="p445-1-1">    ① </text:span><text:span text:style-name="p445-1-2">최소한 3개월 이상                         </text:span><text:span text:style-name="p445-1-3">② </text:span><text:span text:style-name="p445-1-4">최소한 6개월 이상</text:span></text:p>
      <text:p text:style-name="바탕글"><text:span text:style-name="p446-1-1">    ③ 8</text:span><text:span text:style-name="p446-1-2">개월 이상                                </text:span><text:span text:style-name="p446-1-3">④ 1</text:span><text:span text:style-name="p446-1-4">년 이상</text:span></text:p>
      <text:p text:style-name="바탕글"/>
      <text:p text:style-name="바탕글"><text:span text:style-name="p448-1-1">71. 간부 임용 자격 시행 내규에 대한 설명 중 잘못된 것은 ?</text:span></text:p>
      <text:p text:style-name="바탕글"><text:span text:style-name="p449-1-1">    ① </text:span><text:span text:style-name="p449-1-2">시험은 직렬로 구분 실시한다.</text:span></text:p>
      <text:p text:style-name="바탕글"><text:span text:style-name="p450-1-1">    ② </text:span><text:span text:style-name="p450-1-2">시험 사항은 인사 위원회에서 관장한다.</text:span></text:p>
      <text:p text:style-name="바탕글"><text:span text:style-name="p451-1-1">    ③ </text:span><text:span text:style-name="p451-1-2">시험 계획은 시험 시행일 20일 전에 공포한다.</text:span></text:p>
      <text:p text:style-name="바탕글"><text:span text:style-name="p452-1-1">    ④ </text:span><text:span text:style-name="p452-1-2">시험은 필기시험으로 출제 방식은 객관식 4지 선다형을 원칙으로 하되 단 답형 및 기입형을 </text:span></text:p>
      <text:p text:style-name="바탕글"><text:span text:style-name="p453-1-1">       병용할 수 있다.</text:span></text:p>
      <text:p text:style-name="바탕글"/>
      <text:p text:style-name="바탕글"><text:span text:style-name="p455-1-1">72. 응시 대상자의 선발 순위가 아닌 것은 ?</text:span></text:p>
      <text:p text:style-name="바탕글"><text:span text:style-name="p456-1-1">    ① </text:span><text:span text:style-name="p456-1-2">상위 직급순                               </text:span><text:span text:style-name="p456-1-3">② </text:span><text:span text:style-name="p456-1-4">종합 평정점 고득점순</text:span></text:p>
      <text:p text:style-name="바탕글"><text:span text:style-name="p457-1-1">    ③ </text:span><text:span text:style-name="p457-1-2">현 직급 장기 재직 순                      </text:span><text:span text:style-name="p457-1-3">④ </text:span><text:span text:style-name="p457-1-4">고령 순</text:span></text:p>
      <text:p text:style-name="바탕글"/>
      <text:p text:style-name="바탕글"><text:span text:style-name="p459-1-1">73. 응시 대상자 선발의 제외 대상의 설명 중 틀린 것은 ?</text:span></text:p>
      <text:p text:style-name="바탕글"><text:span text:style-name="p460-1-1">    ① </text:span><text:span text:style-name="p460-1-2">인사 규정 시행 내규 제45조(경력 계산의 특례)의 징계처분 기간 중이거나 징계처분 기간이 </text:span></text:p>
      <text:p text:style-name="바탕글"><text:span text:style-name="p461-1-1">       종료된 날로부터 3월이 경과하지 않은 자</text:span></text:p>
      <text:p text:style-name="바탕글"><text:span text:style-name="p462-1-1">    ② </text:span><text:span text:style-name="p462-1-2">전회 시행한 시험에 응시하여 전과목 4할미만 득점한 자</text:span></text:p>
      <text:p text:style-name="바탕글"><text:span text:style-name="p463-1-1">    ③ </text:span><text:span text:style-name="p463-1-2">전회 시행한 시험에 응시하여 부정행위를 한 자</text:span></text:p>
      <text:p text:style-name="바탕글"><text:span text:style-name="p464-1-1">    ④ </text:span><text:span text:style-name="p464-1-2">기타 타 규정 및 내규에 의해 응시 자격이 정지된 자</text:span></text:p>
      <text:p text:style-name="바탕글"/>
      <text:p text:style-name="바탕글"><text:span text:style-name="p466-1-1">74. 출제 수준, 합격자 결정 등에 관한 설명 중 틀린 것은 ?</text:span></text:p>
      <text:p text:style-name="바탕글"><text:span text:style-name="p467-1-1">    ① </text:span><text:span text:style-name="p467-1-2">시험의 합격자는 매 과목 4할 이상, 전 과목 총점의 6할 이상 득점자 중에서 자력 평가 점수를 </text:span></text:p>
      <text:p text:style-name="바탕글"><text:span text:style-name="p468-1-1">       합한 총점이 고득점인 순으로 선발 예정 인원의 범위 안에서 결정한다.</text:span></text:p>
      <text:p text:style-name="바탕글"><text:span text:style-name="p469-1-1">    ② </text:span><text:span text:style-name="p469-1-2">시험의 출제 수준은 간부로서의 직무 수행에 필요한 전문지식 및 기본 소양을 감정할 수 있는 정도로 한다.</text:span></text:p>
      <text:p text:style-name="바탕글"><text:span text:style-name="p470-1-1">    ③ </text:span><text:span text:style-name="p470-1-2">선발 예정 인원을 초과하여 동점자가 있을 경우에는 고령자 순으로 합격시킨다.</text:span></text:p>
      <text:p text:style-name="바탕글"><text:span text:style-name="p471-1-1">    ④ </text:span><text:span text:style-name="p471-1-2">간부 임용 자격 시험에 합격한 자가 전직하였을 경우에는 전직한 직렬 관련 직위의 시험에 </text:span></text:p>
      <text:p text:style-name="바탕글"><text:span text:style-name="p472-1-1">       합격한 것으로 본다.</text:span></text:p>
      <text:p text:style-name="바탕글"/>
      <text:p text:style-name="바탕글"><text:span text:style-name="p474-1-1">75. 인사 위원회의 위원장은?</text:span></text:p>
      <text:p text:style-name="바탕글"><text:span text:style-name="p475-1-1">    1) 이사장         2) 부이사장         3) 기획 이사         4) 감사</text:span></text:p>
      <text:p text:style-name="바탕글"/>
      <text:p text:style-name="바탕글"><text:span text:style-name="p477-1-1">76. 부산 교통 공단 인사 규정상 특별 임용에 해당되지 않는 사항은?</text:span></text:p>
      <text:p text:style-name="바탕글"><text:span text:style-name="p478-1-1">    1) 별정직 및 고용직으로 임용하는 경우.</text:span></text:p>
      <text:p text:style-name="바탕글"><text:span text:style-name="p479-1-1">    2) 임용 예정직에 관련된 공업계 고등학교, 전문대학 및 대학의 해당 학과 졸업자 중 학교장의 추천에 의한 </text:span></text:p>
      <text:p text:style-name="바탕글"><text:span text:style-name="p480-1-1">       성적 우수자를 임용하는 경우.</text:span></text:p>
      <text:p text:style-name="바탕글"><text:span text:style-name="p481-1-1">    3) 임용 예정직에 상응한 근무 실적 또는 연구 실적이 2년 이상 인자를  임용하는 경우.</text:span></text:p>
      <text:p text:style-name="바탕글"><text:span text:style-name="p482-1-1">    4) 다른 법령의 규정에 의하여 임용하는 경우.</text:span></text:p>
      <text:p text:style-name="바탕글"/>
      <text:p text:style-name="바탕글"/>
      <text:p text:style-name="바탕글"/>
      <text:p text:style-name="바탕글"/>
      <text:p text:style-name="바탕글"><text:span text:style-name="p487-1-1">77. 부산 교통 공단 인사 규정의 직원 임용에 관한 사항 중 잘못된 것은?</text:span></text:p>
      <text:p text:style-name="바탕글"><text:span text:style-name="p488-1-1">    1) 결원을 보충함에 있어서는 공개 경쟁 시험 합격자를 우선 임용한다.</text:span></text:p>
      <text:p text:style-name="바탕글"><text:span text:style-name="p489-1-1">    2) 신규 직원을 채용함에 있어서는 1년 미만인 자에 한하여 3개월간 수습으로 임용한다.</text:span></text:p>
      <text:p text:style-name="바탕글"><text:span text:style-name="p490-1-1">    3) 징계에 의하여 해임 처분을 받은 날로부터 3년이 경과하지 않은 자는 직원으로 임용할 수 없다.</text:span></text:p>
      <text:p text:style-name="바탕글"><text:span text:style-name="p491-1-1">    4) 신규 임용 후보자 명부에 등재된 자중에서 직원을 신규 임용할 때 최고 순위자부터 결원의 2배수 </text:span></text:p>
      <text:p text:style-name="바탕글"><text:span text:style-name="p492-1-1">       범위 내에서 임용하여야 한다.</text:span></text:p>
      <text:p text:style-name="바탕글"/>
      <text:p text:style-name="바탕글"><text:span text:style-name="p494-1-1">78. 인사 규정상 승진 임용에 관한 사항 중 옳은 것은?</text:span></text:p>
      <text:p text:style-name="바탕글"><text:span text:style-name="p495-1-1">    1) 4급 을에서 4급 갑으로의 승진 소요 최저 기간은 2년이다.</text:span></text:p>
      <text:p text:style-name="바탕글"><text:span text:style-name="p496-1-1">    2) 5급 을에서 5급 갑으로의 승진은 2년6월 경과자는 5급 갑으로 승진토록 한다.</text:span></text:p>
      <text:p text:style-name="바탕글"><text:span text:style-name="p497-1-1">    3) 정직 처분을 받고 1년이 경과하지 아니한 자는 승진 임용 할 수 없다.</text:span></text:p>
      <text:p text:style-name="바탕글"><text:span text:style-name="p498-1-1">    4) 직무 수행 능력이 탁월하여 공단 발전에 공로가 현저한 자는 1년 경과 시 특별 승진 임용 할 수 있다.</text:span></text:p>
      <text:p text:style-name="바탕글"/>
      <text:p text:style-name="바탕글"><text:span text:style-name="p500-1-1">79. 공단 직원의 직권 면직 사유로 적절하지 않는 사항은?</text:span></text:p>
      <text:p text:style-name="바탕글"><text:span text:style-name="p501-1-1">    1) 신체, 정신상의 장애로 1년 이상 직무를 감당할 수 없을 때.</text:span></text:p>
      <text:p text:style-name="바탕글"><text:span text:style-name="p502-1-1">    2) 직무 수행의 현저한 부족으로 근무 성적이 극히 불량할 때. </text:span></text:p>
      <text:p text:style-name="바탕글"><text:span text:style-name="p503-1-1">    3) 복직 신청 기일 내에 복직을 신청하지 아니한 때.</text:span></text:p>
      <text:p text:style-name="바탕글"><text:span text:style-name="p504-1-1">    4) 연속하여 5일 이상 무단결근 한때.</text:span></text:p>
      <text:p text:style-name="바탕글"/>
      <text:p text:style-name="바탕글"><text:span text:style-name="p506-1-1">80. 공단 직원의 직위 해제 사항 중 직위 해제시킬 수 없는 것은?</text:span></text:p>
      <text:p text:style-name="바탕글"><text:span text:style-name="p507-1-1">    1) 징계 의결이 요구 중인 자.</text:span></text:p>
      <text:p text:style-name="바탕글"><text:span text:style-name="p508-1-1">    2) 형사사건으로 약식 명령이 청구된 자.</text:span></text:p>
      <text:p text:style-name="바탕글"><text:span text:style-name="p509-1-1">    3) 직무 수행이 부족한 자.</text:span></text:p>
      <text:p text:style-name="바탕글"><text:span text:style-name="p510-1-1">    4) 소속 직원에 대한 감독 능력이 부족한 자.</text:span></text:p>
      <text:p text:style-name="바탕글"/>
      <text:p text:style-name="바탕글"><text:span text:style-name="p512-1-1">81. 공단 인사 규정상 내용이 잘못된 것은?</text:span></text:p>
      <text:p text:style-name="바탕글"><text:span text:style-name="p513-1-1">    1) 인사부 운영 4급 갑 직원의 정년은 만 58세이다.</text:span></text:p>
      <text:p text:style-name="바탕글"><text:span text:style-name="p514-1-1">    2) 4급 이하 직원의 정년은 인사 위원회의 의결을 거쳐 1년 단위로 2년의 범위 내에서 연장할 수 있다. </text:span></text:p>
      <text:p text:style-name="바탕글"><text:span text:style-name="p515-1-1">    3) 직원이 의원 면직할 때는 사직원을 제출하여 임용권자의 승인을 받아야 한다.</text:span></text:p>
      <text:p text:style-name="바탕글"><text:span text:style-name="p516-1-1">    4) 장기 근속한 직원이 정년 퇴직일 전에 퇴직을 희망할 경우에는 명예 퇴직시킬 수 있다.</text:span></text:p>
      <text:p text:style-name="바탕글"/>
      <text:p text:style-name="바탕글"><text:span text:style-name="p518-1-1">82. 부산 교통 공단 징계에 관한 사항 중 잘못된 사항은?</text:span></text:p>
      <text:p text:style-name="바탕글"><text:span text:style-name="p519-1-1">    1) 징계는 파면, 해임, 강임, 정직, 감봉,  견책으로 구분한다.</text:span></text:p>
      <text:p text:style-name="바탕글"><text:span text:style-name="p520-1-1">    2) 정직은 1월 이상 3월 이하의 기간으로 하고 기본급의 3분의 1이하를 감한다.</text:span></text:p>
      <text:p text:style-name="바탕글"><text:span text:style-name="p521-1-1">    3) 견책은 전과에 대하여 훈계하고 회개하게 한다.</text:span></text:p>
      <text:p text:style-name="바탕글"><text:span text:style-name="p522-1-1">    4) 감봉은 1월 이상 3월 이하의 기간으로 하고 기본급의 5분의 1이하를 감한다. </text:span></text:p>
      <text:p text:style-name="바탕글"/>
      <text:p text:style-name="바탕글"><text:span text:style-name="p524-1-1">83. 부산 교통 공단 인사 규정상 징계 절차에 관한 사항 중 그릇된 사항은?</text:span></text:p>
      <text:p text:style-name="바탕글"><text:span text:style-name="p525-1-1">    1) 징계는 인사 위원회 또는 징계위원회의 의결을 거쳐 이사장이 행한다.</text:span></text:p>
      <text:p text:style-name="바탕글"><text:span text:style-name="p526-1-1">    2) 이사장은 위원회의 의결이 부적당하다고 인정할 때는 통보를 받은 날로부터 15일 이내에 위원회의 재심사를</text:span></text:p>
      <text:p text:style-name="바탕글"><text:span text:style-name="p527-1-1">       청구할 수 있다.</text:span></text:p>
      <text:p text:style-name="바탕글"><text:span text:style-name="p528-1-1">    3) 재심 청구를 받은 위원회는 재심 청구를 받은 날로부터 30일 이내에 재심 의결을 하여야 한다.  </text:span></text:p>
      <text:p text:style-name="바탕글"><text:span text:style-name="p529-1-1">    4) 부장급 이하 직원이 위원회의 의결을 거쳐 징계 처분 통보를 받은 날로부터 7일 이내에 위원회에 </text:span></text:p>
      <text:p text:style-name="바탕글"><text:span text:style-name="p530-1-1">       재심 청구를 할 수 있다. </text:span></text:p>
      <text:p text:style-name="바탕글"/>
      <text:p text:style-name="바탕글"><text:span text:style-name="p532-1-1">84. 인사 규정 시행 내규상 경력 평정의 시기로 옳은 것은?</text:span></text:p>
      <text:p text:style-name="바탕글"><text:span text:style-name="p533-1-1">    1) 1월말일          2) 2월말일           3) 3월말일            4) 4월말일</text:span></text:p>
      <text:p text:style-name="바탕글"/>
      <text:p text:style-name="바탕글"/>
      <text:p text:style-name="바탕글"><text:span text:style-name="p536-1-1">85. 공단 인사 규정상 징계처분의 말소에 관한 사항 중 잘못된 것은? </text:span></text:p>
      <text:p text:style-name="바탕글"><text:span text:style-name="p537-1-1">    1) 강임의 징계처분을 받은 자는 집행이 종료된 날로부터 5년이 경과한 때는 징계처분 기록을 말소시킨다.</text:span></text:p>
      <text:p text:style-name="바탕글"><text:span text:style-name="p538-1-1">    2) 법원에서 징계처분의 무효 또는 취소 판결이 확정된 때는 징계위원회의 의결을 거쳐 징계처분을 말소한다.</text:span></text:p>
      <text:p text:style-name="바탕글"><text:span text:style-name="p539-1-1">    3) 직위 해제 처분의 종료 일로부터 2년이 경과한 때는 징계처분 기록을 말소한다. </text:span></text:p>
      <text:p text:style-name="바탕글"><text:span text:style-name="p540-1-1">    4) 공무원의 징계처분에 대한 국가의 일반사면이 있은 때는 징계처분 기록을 말소한다.</text:span></text:p>
      <text:p text:style-name="바탕글"/>
      <text:p text:style-name="바탕글"><text:span text:style-name="p542-1-1">86. 부산 교통 공단 4급을 직원의 채용 기준으로 적당하지 않는 것은? </text:span></text:p>
      <text:p text:style-name="바탕글"><text:span text:style-name="p543-1-1">    1) 공무원 7급 이상 또는 기능직 7등급 이상 경력 소지자.</text:span></text:p>
      <text:p text:style-name="바탕글"><text:span text:style-name="p544-1-1">    2) 정부투자 기관의 동일 직급에서 1년 이상 경력 소지자.</text:span></text:p>
      <text:p text:style-name="바탕글"><text:span text:style-name="p545-1-1">    3) 기사 1급 자격증을 소지하고 당해 분야 3년 이상 근무한 자.</text:span></text:p>
      <text:p text:style-name="바탕글"><text:span text:style-name="p546-1-1">    4) 전문대학 졸업 이상의 학력 소지자로 담당 예정 직무를 수행할 능력이 있다고 인정되는 자.</text:span></text:p>
      <text:p text:style-name="바탕글"/>
      <text:p text:style-name="바탕글"><text:span text:style-name="p548-1-1">87. 부산 교통 공단 인사 규정상 신규 직원의 채용에 관한 사항으로 잘못된 것은?</text:span></text:p>
      <text:p text:style-name="바탕글"><text:span text:style-name="p549-1-1">    1) 공개 경쟁 시험으로 직원을 신규 임용할 경우에는 시험 기일 20일전에 일간신문 1개지 이상에 모집 공고를</text:span></text:p>
      <text:p text:style-name="바탕글"><text:span text:style-name="p550-1-1">       하여야 한다.</text:span></text:p>
      <text:p text:style-name="바탕글"><text:span text:style-name="p551-1-1">    2) 공개 경쟁 채용시험은 필기시험, 실기 시험, 면접시험, 적성검사, 서류 전형 또는 신체검사를 거쳐 </text:span></text:p>
      <text:p text:style-name="바탕글"><text:span text:style-name="p552-1-1">       최종 합격자를 결정한다.</text:span></text:p>
      <text:p text:style-name="바탕글"><text:span text:style-name="p553-1-1">    3) 선발 예정 인원을 초과하여 동점자가 있을 시는 총득점, 필기 득점, 전공, 가점, 연장자 순에 따라 </text:span></text:p>
      <text:p text:style-name="바탕글"><text:span text:style-name="p554-1-1">       결정한다.</text:span></text:p>
      <text:p text:style-name="바탕글"><text:span text:style-name="p555-1-1">    4) 합격자는 합격자 발표 일로부터 10일 이내에 임용 후보자 등록을 하여야 한다.</text:span></text:p>
      <text:p text:style-name="바탕글"/>
      <text:p text:style-name="바탕글"><text:span text:style-name="p557-1-1">88. 인사 규정 시행 내규 상 근무 성적 평정에 관한 사항 중 틀린 것은?</text:span></text:p>
      <text:p text:style-name="바탕글"><text:span text:style-name="p558-1-1">    1) 평정에 있어서는 피평정자의 담당 직무가 요구하는 기준과 담당 직무 수행의 난이성 및 책임의 정도 등을 </text:span></text:p>
      <text:p text:style-name="바탕글"><text:span text:style-name="p559-1-1">       고려하여야  한다.</text:span></text:p>
      <text:p text:style-name="바탕글"><text:span text:style-name="p560-1-1">    2) 전보 후 3월 이내에  평정을 실시하는 경우에는 전 소속 부서에서 평정한다.</text:span></text:p>
      <text:p text:style-name="바탕글"><text:span text:style-name="p561-1-1">    3) 평정의 결과는 인사 위원회의 심의를 거쳐 조정할 수 있다.</text:span></text:p>
      <text:p text:style-name="바탕글"><text:span text:style-name="p562-1-1">    4) 근태 기록에 관한 감점의 범위는 근무 성적 평점 만점의 4분의 1을 초과할 수 없다.</text:span></text:p>
      <text:p text:style-name="바탕글"/>
      <text:p text:style-name="바탕글"><text:span text:style-name="p564-1-1">89. 경력 평정에 관한 사항 중 잘못된 것은?</text:span></text:p>
      <text:p text:style-name="바탕글"><text:span text:style-name="p565-1-1">    1) 경력 평정은 평정일 기준 최근 10년 기간을 대상으로 한다.</text:span></text:p>
      <text:p text:style-name="바탕글"><text:span text:style-name="p566-1-1">    2) 5급 직원의 경력 평정점의 만점은 40점이다.</text:span></text:p>
      <text:p text:style-name="바탕글"><text:span text:style-name="p567-1-1">    3) 평정 대상 경력 기간 중 휴직기간은 경력에서 제외한다.</text:span></text:p>
      <text:p text:style-name="바탕글"><text:span text:style-name="p568-1-1">    4) 경력의 평정자는 인사 담당 처장이다.</text:span></text:p>
      <text:p text:style-name="바탕글"/>
      <text:p text:style-name="바탕글"><text:span text:style-name="p570-1-1">90. 연수 평정에 관한 사항 중 옳은 것은?</text:span></text:p>
      <text:p text:style-name="바탕글"><text:span text:style-name="p571-1-1">    1) 연수평정의 만점은 10점이다.</text:span></text:p>
      <text:p text:style-name="바탕글"><text:span text:style-name="p572-1-1">    2) 연수 평정점은 (연수 성적 - 50) * 0.1로 한다. </text:span></text:p>
      <text:p text:style-name="바탕글"><text:span text:style-name="p573-1-1">    3) 연수 성적이 40점 미만은 평정하지 아니한다.</text:span></text:p>
      <text:p text:style-name="바탕글"><text:span text:style-name="p574-1-1">    4) 5년 이내의 연수 성적에 대해서는 그 성적의 5할을 연수 성적으로 평정한다.</text:span></text:p>
      <text:p text:style-name="바탕글"/>
      <text:p text:style-name="바탕글"><text:span text:style-name="p576-1-1">91. 신분 보장에 관한 사항 중 잘못된 것은?</text:span></text:p>
      <text:p text:style-name="바탕글"><text:span text:style-name="p577-1-1">    1) 4급을 직원으로서 해당 직급 경력 기간이 5년 경과된 자는 대우 직원의 선발 대상이다.</text:span></text:p>
      <text:p text:style-name="바탕글"><text:span text:style-name="p578-1-1">    2) 대우 직원의 선발 시기는 매년 1월 1일, 4월 1일, 7월 1일, 10월 1일자로 선발한다.</text:span></text:p>
      <text:p text:style-name="바탕글"><text:span text:style-name="p579-1-1">    3) 정년 연장 신청자는 당해 연도 10월중에 정년 연장 신청서를 작성하여 이사장에게 신청하여야 한다.</text:span></text:p>
      <text:p text:style-name="바탕글"><text:span text:style-name="p580-1-1">    4) 명예 퇴직 대상자는 명예 퇴직 예정일 현재 20년 이상 근속한 자로서 정년 퇴직 일전 1년 이상 10년 이내에 </text:span></text:p>
      <text:p text:style-name="바탕글"><text:span text:style-name="p581-1-1">       자진 퇴직하는 자로 한다.</text:span></text:p>
      <text:p text:style-name="바탕글"><text:span text:style-name="p582-1-1">  </text:span></text:p>
      <text:p text:style-name="바탕글"/>
      <text:p text:style-name="바탕글"/>
      <text:p text:style-name="바탕글"/>
      <text:p text:style-name="바탕글"><text:span text:style-name="p586-1-1">  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serif" svg:font-family="'Times New Roman'" style:font-family-generic="roman" style:font-pitch="variable"/>
    <style:font-face style:name="sans-serif" svg:font-family="'Arial'" style:font-family-generic="swiss" style:font-pitch="variable"/>
    <style:font-face style:name="명조" svg:font-family="'은 바탕'" style:font-family-generic="roman" style:font-pitch="variable"/>
    <style:font-face style:name="고딕" svg:font-family="'은 돋움'" style:font-family-generic="swiss" style:font-pitch="variable"/>
    <style:font-face style:name="Lohit Hindi" svg:font-family="'Lohit Hindi'" style:font-family-generic="system" style:font-pitch="variable"/>
    <style:font-face style:name="고딕" svg:font-family="'고딕'" style:font-family-generic="roman" style:font-pitch="variable"/>
    <style:font-face style:name="한양신명조" svg:font-family="'한양신명조'" style:font-family-generic="roman" style:font-pitch="variable"/>
    <style:font-face style:name="고딕" svg:font-family="'고딕'" style:font-family-generic="roman" style:font-pitch="variable"/>
    <style:font-face style:name="한양신명조" svg:font-family="'한양신명조'" style:font-family-generic="roman" style:font-pitch="variable"/>
    <style:font-face style:name="명조" svg:font-family="'명조'" style:font-family-generic="roman" style:font-pitch="variable"/>
    <style:font-face style:name="한양신명조" svg:font-family="'한양신명조'" style:font-family-generic="roman" style:font-pitch="variable"/>
    <style:font-face style:name="고딕" svg:font-family="'고딕'" style:font-family-generic="roman" style:font-pitch="variable"/>
    <style:font-face style:name="한양신명조" svg:font-family="'한양신명조'" style:font-family-generic="roman" style:font-pitch="variable"/>
    <style:font-face style:name="명조" svg:font-family="'명조'" style:font-family-generic="roman" style:font-pitch="variable"/>
    <style:font-face style:name="한양신명조" svg:font-family="'한양신명조'" style:font-family-generic="roman" style:font-pitch="variable"/>
    <style:font-face style:name="명조" svg:font-family="'명조'" style:font-family-generic="roman" style:font-pitch="variable"/>
    <style:font-face style:name="한양신명조" svg:font-family="'한양신명조'" style:font-family-generic="roman" style:font-pitch="variable"/>
    <style:font-face style:name="명조" svg:font-family="'명조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ans-serif" fo:font-size="10pt" fo:language="en" fo:country="US" style:letter-kerning="true" style:font-name-asian="고딕" style:font-size-asian="10pt" style:language-asian="ko" style:country-asian="KR" style:font-name-complex="Lohit Hind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ans-serif" fo:font-size="14pt" style:font-name-asian="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바탕글" style:next-style-name="바탕글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</office:styles>
  <office:automatic-styles>
    <style:page-layout style:name="PageLayout-1">
      <style:page-layout-properties style:print-orientation="portrait" fo:page-width="21cm" fo:page-height="29.7cm" fo:margin-top="2cm" fo:margin-left="1cm" fo:margin-right="1cm" fo:margin-bottom="1.5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MasterPage-1" style:page-layout-name="PageLayout-1"/>
  </office:master-styles>
</office:document-styles>
</file>